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3" manifest:full-path="Object 40/"/>
  <manifest:file-entry manifest:media-type="text/xml" manifest:full-path="styles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3" manifest:full-path="Object 44/"/>
  <manifest:file-entry manifest:media-type="text/xml" manifest:full-path="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3" manifest:full-path="Object 46/"/>
  <manifest:file-entry manifest:media-type="application/binary" manifest:full-path="layout-cache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3" manifest:full-path="Object 62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3" manifest:full-path="Object 64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3" manifest:full-path="Object 68/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68/Configurations2/accelerator/current.xml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3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3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3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3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3" manifest:full-path="Object 38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93"/>
  <manifest:file-entry manifest:media-type="" manifest:full-path="ObjectReplacements/Object 124"/>
  <manifest:file-entry manifest:media-type="application/x-openoffice-gdimetafile;windows_formatname=&quot;GDIMetaFile&quot;" manifest:full-path="ObjectReplacements/Object 26"/>
  <manifest:file-entry manifest:media-type="" manifest:full-path="ObjectReplacements/Object 125"/>
  <manifest:file-entry manifest:media-type="" manifest:full-path="ObjectReplacements/Object 94"/>
  <manifest:file-entry manifest:media-type="application/x-openoffice-gdimetafile;windows_formatname=&quot;GDIMetaFile&quot;" manifest:full-path="ObjectReplacements/Object 27"/>
  <manifest:file-entry manifest:media-type="" manifest:full-path="ObjectReplacements/Object 126"/>
  <manifest:file-entry manifest:media-type="" manifest:full-path="ObjectReplacements/Object 95"/>
  <manifest:file-entry manifest:media-type="application/x-openoffice-gdimetafile;windows_formatname=&quot;GDIMetaFile&quot;" manifest:full-path="ObjectReplacements/Object 28"/>
  <manifest:file-entry manifest:media-type="" manifest:full-path="ObjectReplacements/Object 127"/>
  <manifest:file-entry manifest:media-type="" manifest:full-path="ObjectReplacements/Object 96"/>
  <manifest:file-entry manifest:media-type="application/x-openoffice-gdimetafile;windows_formatname=&quot;GDIMetaFile&quot;" manifest:full-path="ObjectReplacements/Object 29"/>
  <manifest:file-entry manifest:media-type="" manifest:full-path="ObjectReplacements/Object 128"/>
  <manifest:file-entry manifest:media-type="" manifest:full-path="ObjectReplacements/Object 97"/>
  <manifest:file-entry manifest:media-type="application/x-openoffice-gdimetafile;windows_formatname=&quot;GDIMetaFile&quot;" manifest:full-path="ObjectReplacements/Object 40"/>
  <manifest:file-entry manifest:media-type="" manifest:full-path="ObjectReplacements/Object 129"/>
  <manifest:file-entry manifest:media-type="" manifest:full-path="ObjectReplacements/Object 98"/>
  <manifest:file-entry manifest:media-type="application/x-openoffice-gdimetafile;windows_formatname=&quot;GDIMetaFile&quot;" manifest:full-path="ObjectReplacements/Object 41"/>
  <manifest:file-entry manifest:media-type="" manifest:full-path="ObjectReplacements/Object 140"/>
  <manifest:file-entry manifest:media-type="" manifest:full-path="ObjectReplacements/Object 99"/>
  <manifest:file-entry manifest:media-type="application/x-openoffice-gdimetafile;windows_formatname=&quot;GDIMetaFile&quot;" manifest:full-path="ObjectReplacements/Object 42"/>
  <manifest:file-entry manifest:media-type="" manifest:full-path="ObjectReplacements/Object 141"/>
  <manifest:file-entry manifest:media-type="application/x-openoffice-gdimetafile;windows_formatname=&quot;GDIMetaFile&quot;" manifest:full-path="ObjectReplacements/Object 43"/>
  <manifest:file-entry manifest:media-type="" manifest:full-path="ObjectReplacements/Object 142"/>
  <manifest:file-entry manifest:media-type="application/x-openoffice-gdimetafile;windows_formatname=&quot;GDIMetaFile&quot;" manifest:full-path="ObjectReplacements/Object 44"/>
  <manifest:file-entry manifest:media-type="" manifest:full-path="ObjectReplacements/Object 143"/>
  <manifest:file-entry manifest:media-type="application/x-openoffice-gdimetafile;windows_formatname=&quot;GDIMetaFile&quot;" manifest:full-path="ObjectReplacements/Object 45"/>
  <manifest:file-entry manifest:media-type="" manifest:full-path="ObjectReplacements/Object 144"/>
  <manifest:file-entry manifest:media-type="application/x-openoffice-gdimetafile;windows_formatname=&quot;GDIMetaFile&quot;" manifest:full-path="ObjectReplacements/Object 46"/>
  <manifest:file-entry manifest:media-type="" manifest:full-path="ObjectReplacements/Object 145"/>
  <manifest:file-entry manifest:media-type="application/x-openoffice-gdimetafile;windows_formatname=&quot;GDIMetaFile&quot;" manifest:full-path="ObjectReplacements/Object 47"/>
  <manifest:file-entry manifest:media-type="" manifest:full-path="ObjectReplacements/Object 14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147"/>
  <manifest:file-entry manifest:media-type="application/x-openoffice-gdimetafile;windows_formatname=&quot;GDIMetaFile&quot;" manifest:full-path="ObjectReplacements/Object 60"/>
  <manifest:file-entry manifest:media-type="" manifest:full-path="ObjectReplacements/Object 148"/>
  <manifest:file-entry manifest:media-type="application/x-openoffice-gdimetafile;windows_formatname=&quot;GDIMetaFile&quot;" manifest:full-path="ObjectReplacements/Object 61"/>
  <manifest:file-entry manifest:media-type="" manifest:full-path="ObjectReplacements/Object 1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67"/>
  <manifest:file-entry manifest:media-type="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68"/>
  <manifest:file-entry manifest:media-type="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6"/>
  <manifest:file-entry manifest:media-type="" manifest:full-path="ObjectReplacements/Object 83"/>
  <manifest:file-entry manifest:media-type="" manifest:full-path="ObjectReplacements/Object 114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" manifest:full-path="ObjectReplacements/Object 118"/>
  <manifest:file-entry manifest:media-type="application/x-openoffice-gdimetafile;windows_formatname=&quot;GDIMetaFile&quot;" manifest:full-path="ObjectReplacements/Object 31"/>
  <manifest:file-entry manifest:media-type="" manifest:full-path="ObjectReplacements/Object 1"/>
  <manifest:file-entry manifest:media-type="application/x-openoffice-gdimetafile;windows_formatname=&quot;GDIMetaFile&quot;" manifest:full-path="ObjectReplacements/Object 88"/>
  <manifest:file-entry manifest:media-type="" manifest:full-path="ObjectReplacements/Object 11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" manifest:full-path="ObjectReplacements/Object 13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" manifest:full-path="ObjectReplacements/Object 13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" manifest:full-path="ObjectReplacements/Object 13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" manifest:full-path="ObjectReplacements/Object 13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" manifest:full-path="ObjectReplacements/Object 13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" manifest:full-path="ObjectReplacements/Object 13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" manifest:full-path="ObjectReplacements/Object 13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" manifest:full-path="ObjectReplacements/Object 137"/>
  <manifest:file-entry manifest:media-type="application/x-openoffice-gdimetafile;windows_formatname=&quot;GDIMetaFile&quot;" manifest:full-path="ObjectReplacements/Object 50"/>
  <manifest:file-entry manifest:media-type="" manifest:full-path="ObjectReplacements/Object 138"/>
  <manifest:file-entry manifest:media-type="application/x-openoffice-gdimetafile;windows_formatname=&quot;GDIMetaFile&quot;" manifest:full-path="ObjectReplacements/Object 51"/>
  <manifest:file-entry manifest:media-type="" manifest:full-path="ObjectReplacements/Object 139"/>
  <manifest:file-entry manifest:media-type="application/x-openoffice-gdimetafile;windows_formatname=&quot;GDIMetaFile&quot;" manifest:full-path="ObjectReplacements/Object 52"/>
  <manifest:file-entry manifest:media-type="" manifest:full-path="ObjectReplacements/Object 150"/>
  <manifest:file-entry manifest:media-type="application/x-openoffice-gdimetafile;windows_formatname=&quot;GDIMetaFile&quot;" manifest:full-path="ObjectReplacements/Object 53"/>
  <manifest:file-entry manifest:media-type="" manifest:full-path="ObjectReplacements/Object 151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55"/>
  <manifest:file-entry manifest:media-type="" manifest:full-path="ObjectReplacements/Object 153"/>
  <manifest:file-entry manifest:media-type="application/x-openoffice-gdimetafile;windows_formatname=&quot;GDIMetaFile&quot;" manifest:full-path="ObjectReplacements/Object 56"/>
  <manifest:file-entry manifest:media-type="" manifest:full-path="ObjectReplacements/Object 154"/>
  <manifest:file-entry manifest:media-type="application/x-openoffice-gdimetafile;windows_formatname=&quot;GDIMetaFile&quot;" manifest:full-path="ObjectReplacements/Object 57"/>
  <manifest:file-entry manifest:media-type="" manifest:full-path="ObjectReplacements/Object 155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7"/>
  <manifest:file-entry manifest:media-type="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58"/>
  <manifest:file-entry manifest:media-type="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59"/>
  <manifest:file-entry manifest:media-type="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0"/>
  <manifest:file-entry manifest:media-type="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71"/>
  <manifest:file-entry manifest:media-type="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72"/>
  <manifest:file-entry manifest:media-type="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73"/>
  <manifest:file-entry manifest:media-type="" manifest:full-path="ObjectReplacements/Object 106"/>
  <manifest:file-entry manifest:media-type="application/x-openoffice-gdimetafile;windows_formatname=&quot;GDIMetaFile&quot;" manifest:full-path="ObjectReplacements/Object 76"/>
  <manifest:file-entry manifest:media-type="" manifest:full-path="ObjectReplacements/Object 174"/>
  <manifest:file-entry manifest:media-type="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" manifest:full-path="ObjectReplacements/Object 175"/>
  <manifest:file-entry manifest:media-type="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" manifest:full-path="ObjectReplacements/Object 176"/>
  <manifest:file-entry manifest:media-type="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" manifest:full-path="ObjectReplacements/Object 177"/>
  <manifest:file-entry manifest:media-type="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" manifest:full-path="ObjectReplacements/Object 178"/>
  <manifest:file-entry manifest:media-type="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" manifest:full-path="ObjectReplacements/Object 179"/>
  <manifest:file-entry manifest:media-type="" manifest:full-path="ObjectReplacements/Object 122"/>
  <manifest:file-entry manifest:media-type="application/x-openoffice-gdimetafile;windows_formatname=&quot;GDIMetaFile&quot;" manifest:full-path="ObjectReplacements/Object 25"/>
  <manifest:file-entry manifest:media-type="" manifest:full-path="ObjectReplacements/Object 123"/>
  <manifest:file-entry manifest:media-type="application/x-openoffice-gdimetafile;windows_formatname=&quot;GDIMetaFile&quot;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3" manifest:full-path="Object 50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3" manifest:full-path="Object 52/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3" manifest:full-path="Object 70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3" manifest:full-path="Object 74/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7.0729in" table:align="margins" style:may-break-between-rows="false"/>
    </style:style>
    <style:style style:name="t16.A" style:family="table-column">
      <style:table-column-properties style:column-width="1.1319in" style:rel-column-width="10490*"/>
    </style:style>
    <style:style style:name="t16.B" style:family="table-column">
      <style:table-column-properties style:column-width="0.6604in" style:rel-column-width="6116*"/>
    </style:style>
    <style:style style:name="t16.J" style:family="table-column">
      <style:table-column-properties style:column-width="0.6604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729in" table:align="margins" style:may-break-between-rows="false"/>
    </style:style>
    <style:style style:name="t17.A" style:family="table-column">
      <style:table-column-properties style:column-width="1.1319in" style:rel-column-width="10490*"/>
    </style:style>
    <style:style style:name="t17.B" style:family="table-column">
      <style:table-column-properties style:column-width="0.6604in" style:rel-column-width="6116*"/>
    </style:style>
    <style:style style:name="t17.J" style:family="table-column">
      <style:table-column-properties style:column-width="0.6604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="none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6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46in" style:rel-column-width="12625*"/>
    </style:style>
    <style:style style:name="t27.B" style:family="table-column">
      <style:table-column-properties style:column-width="0.6354in" style:rel-column-width="5878*"/>
    </style:style>
    <style:style style:name="t27.J" style:family="table-column">
      <style:table-column-properties style:column-width="0.6361in" style:rel-column-width="5886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2" style:family="table">
      <style:table-properties style:width="7.0833in" table:align="margins"/>
    </style:style>
    <style:style style:name="f2.A" style:family="table-column">
      <style:table-column-properties style:column-width="7.0833in" style:rel-column-width="65535*"/>
    </style:style>
    <style:style style:name="f2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Обычный">
      <style:paragraph-properties fo:text-align="justify" style:justify-single-word="false"/>
    </style:style>
    <style:style style:name="P3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2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Обычный">
      <style:text-properties style:font-name="Arial" fo:font-size="10pt" style:font-size-asian="10pt" style:font-size-complex="10pt"/>
    </style:style>
    <style:style style:name="P4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5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49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2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3" style:family="paragraph" style:parent-style-name="Обычный">
      <style:paragraph-properties fo:text-align="center" style:justify-single-word="false"/>
    </style:style>
    <style:style style:name="P5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5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56" style:family="paragraph" style:parent-style-name="Обычный">
      <style:paragraph-properties fo:margin-left="0in" fo:margin-right="-0.1819in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5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fo:background-color="transparent" style:font-name-complex="Ari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style:text-underline-style="none" fo:font-weight="normal" style:font-weight-asian="normal" style:font-weight-complex="normal"/>
    </style:style>
    <style:style style:name="T14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Arial1" fo:language="en" fo:country="US"/>
    </style:style>
    <style:style style:name="T17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18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9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3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4" style:family="text">
      <style:text-properties fo:font-style="italic" style:font-style-asian="italic" style:font-name-complex="Symbol1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language="ru" fo:country="RU"/>
    </style:style>
    <style:style style:name="T29" style:family="text">
      <style:text-properties style:use-window-font-color="true" style:text-position="0% 100%" fo:language="ru" fo:country="RU" fo:background-color="transparent"/>
    </style:style>
    <style:style style:name="T30" style:family="text">
      <style:text-properties style:use-window-font-color="true" style:text-position="0% 100%" fo:background-color="transparent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style:text-position="0% 100%"/>
    </style:style>
    <style:style style:name="T33" style:family="text">
      <style:text-properties style:text-position="0% 100%" fo:language="en" fo:country="US"/>
    </style:style>
    <style:style style:name="T34" style:family="text">
      <style:text-properties style:text-position="0% 100%" fo:language="en" fo:country="US" style:text-underline-style="none" style:font-name-complex="Arial"/>
    </style:style>
    <style:style style:name="T35" style:family="text">
      <style:text-properties style:text-position="0% 100%" fo:language="en" fo:country="US"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style:text-underline-style="solid" style:text-underline-width="auto" style:text-underline-color="font-color" fo:background-color="transparent" style:font-name-complex="Arial"/>
    </style:style>
    <style:style style:name="T37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38" style:family="text">
      <style:text-properties style:text-position="0% 100%" fo:language="ru" fo:country="RU"/>
    </style:style>
    <style:style style:name="T39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40" style:family="text">
      <style:text-properties style:text-position="0% 100%" style:font-name="Arial1" fo:language="en" fo:country="US"/>
    </style:style>
    <style:style style:name="T41" style:family="text">
      <style:text-properties style:text-position="0% 100%" style:font-name="Arial1" fo:language="en" fo:country="US" style:text-underline-style="solid" style:text-underline-width="auto" style:text-underline-color="font-color" fo:background-color="transparent" style:font-name-complex="Arial"/>
    </style:style>
    <style:style style:name="T42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43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44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45" style:family="text">
      <style:text-properties style:text-position="0% 100%" style:font-name="Arial" fo:font-size="9pt" fo:language="ru" fo:country="RU" style:font-size-asian="9pt" style:font-size-complex="9pt"/>
    </style:style>
    <style:style style:name="T46" style:family="text">
      <style:text-properties style:text-position="0% 100%" style:font-name="Arial" fo:font-size="9pt" fo:language="en" fo:country="US" style:font-size-asian="9pt" style:font-size-complex="9pt"/>
    </style:style>
    <style:style style:name="T47" style:family="text">
      <style:text-properties style:text-position="0% 100%" style:text-underline-style="solid" style:text-underline-width="auto" style:text-underline-color="font-color" style:font-name-complex="Arial"/>
    </style:style>
    <style:style style:name="T48" style:family="text">
      <style:text-properties style:text-position="0% 100%" style:text-underline-style="solid" style:text-underline-width="auto" style:text-underline-color="font-color" fo:background-color="transparent" style:font-name-complex="Arial"/>
    </style:style>
    <style:style style:name="T49" style:family="text">
      <style:text-properties style:text-position="0% 100%" style:text-underline-style="none" style:font-name-complex="Arial"/>
    </style:style>
    <style:style style:name="T50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51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52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000000" fo:language="en" fo:country="US" fo:font-weight="normal" style:font-weight-asian="normal" style:font-weight-complex="normal"/>
    </style:style>
    <style:style style:name="T57" style:family="text">
      <style:text-properties fo:color="#000000" fo:font-weight="normal" style:font-weight-asian="normal" style:font-weight-complex="normal"/>
    </style:style>
    <style:style style:name="T58" style:family="text">
      <style:text-properties fo:color="#000000" fo:language="ru" fo:country="RU" fo:font-weight="normal" style:font-weight-asian="normal" style:font-weight-complex="normal"/>
    </style:style>
    <style:style style:name="T59" style:family="text">
      <style:text-properties fo:background-color="transparent" style:font-name-complex="Ari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size="10pt" fo:language="ru" fo:country="RU" style:font-size-asian="10pt" style:font-size-complex="10pt"/>
    </style:style>
    <style:style style:name="T62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6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6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8" style:family="text">
      <style:text-properties style:font-name="Arial" fo:font-size="10pt" style:font-size-asian="10pt" style:font-size-complex="10pt"/>
    </style:style>
    <style:style style:name="T6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7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7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73" style:family="text">
      <style:text-properties style:font-name="Arial" fo:font-size="11pt" style:font-size-asian="11pt" style:font-size-complex="11pt"/>
    </style:style>
    <style:style style:name="T7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7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7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8" style:family="text">
      <style:text-properties style:font-name="Arial" fo:font-size="11pt" fo:font-weight="bold" style:font-size-asian="11pt" style:font-weight-asian="bold" style:font-size-complex="11pt"/>
    </style:style>
    <style:style style:name="T7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81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8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8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8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8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8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90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91" style:family="text">
      <style:text-properties style:font-name="Arial" fo:font-size="9pt" fo:language="en" fo:country="US" style:font-size-asian="9pt" style:font-size-complex="9pt"/>
    </style:style>
    <style:style style:name="T9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3" style:family="text">
      <style:text-properties style:font-name="Arial" fo:font-size="9pt" style:font-size-asian="9pt" style:font-size-complex="9pt"/>
    </style:style>
    <style:style style:name="T94" style:family="text">
      <style:text-properties style:font-name="Arial" fo:font-size="9pt" style:font-size-asian="9pt" style:font-size-complex="9pt" style:font-style-complex="italic"/>
    </style:style>
    <style:style style:name="T95" style:family="text">
      <style:text-properties fo:font-size="11pt" style:text-underline-style="none" style:font-size-asian="11pt" style:font-size-complex="11pt"/>
    </style:style>
    <style:style style:name="T96" style:family="text">
      <style:text-properties fo:font-size="11pt" style:text-underline-style="none" style:font-size-asian="11pt" style:font-size-complex="11pt" style:font-style-complex="italic"/>
    </style:style>
    <style:style style:name="T97" style:family="text">
      <style:text-properties style:text-position="super 65%" style:font-name="Arial" fo:font-size="9pt" style:font-size-asian="9pt" style:font-size-complex="9pt"/>
    </style:style>
    <style:style style:name="T98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99" style:family="text">
      <style:text-properties style:font-name-complex="Arial"/>
    </style:style>
    <style:style style:name="T100" style:family="text">
      <style:text-properties style:text-position="-33% 8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01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02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03" style:family="text">
      <style:text-properties style:font-name="Arial1" style:text-underline-style="solid" style:text-underline-width="auto" style:text-underline-color="font-color" fo:background-color="transparent" style:font-name-complex="Ari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Протокол № 48-<text:span text:style-name="T53"><text:tab/><text:tab/></text:span></text:p>
      <text:p text:style-name="P55"/>
      <text:p text:style-name="P38"><text:span text:style-name="Основной_20_шрифт_20_абзаца"><text:span text:style-name="T73">поверки<text:tab/><text:tab/><text:tab/></text:span></text:span><text:span text:style-name="Основной_20_шрифт_20_абзаца"><text:span text:style-name="T86">Д</text:span></text:span><text:span text:style-name="Основной_20_шрифт_20_абзаца"><text:span text:style-name="T81">озиметра-радиометра МКС-1117М</text:span></text:span></text:p>
      <text:p text:style-name="P40"/>
      <text:p text:style-name="P39"><text:span text:style-name="Основной_20_шрифт_20_абзаца"><text:span text:style-name="T73">№ </text:span></text:span><text:span text:style-name="Основной_20_шрифт_20_абзаца"><text:span text:style-name="T74"><text:s/></text:span></text:span><text:span text:style-name="Основной_20_шрифт_20_абзаца"><text:span text:style-name="T64">$s</text:span></text:span><text:span text:style-name="Основной_20_шрифт_20_абзаца"><text:span text:style-name="T67">erial</text:span></text:span><text:span text:style-name="Основной_20_шрифт_20_абзаца"><text:span text:style-name="T75"><text:tab/></text:span></text:span></text:p>
      <text:p text:style-name="P39"><text:span text:style-name="Основной_20_шрифт_20_абзаца"><text:span text:style-name="T73">принадлежащего</text:span></text:span><text:span text:style-name="Основной_20_шрифт_20_абзаца"><text:span text:style-name="T75"><text:tab/></text:span></text:span></text:p>
      <text:p text:style-name="P41"/>
      <text:p text:style-name="P39"><text:span text:style-name="Основной_20_шрифт_20_абзаца"><text:span text:style-name="T79">ИЗГОТОВИТЕЛЬ</text:span></text:span><text:span text:style-name="Основной_20_шрифт_20_абзаца"><text:span text:style-name="T80"> <text:s text:c="40"/></text:span></text:span><text:span text:style-name="Основной_20_шрифт_20_абзаца"><text:span text:style-name="T76">УП «АТОМТЕХ»<text:tab/></text:span></text:span></text:p>
      <text:p text:style-name="P49"><text:tab/><text:tab/></text:p>
      <text:p text:style-name="P57"><text:span text:style-name="Основной_20_шрифт_20_абзаца"><text:span text:style-name="T6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6">Т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26">С</text:span></text:span><text:span text:style-name="Основной_20_шрифт_20_абзаца"><text:span text:style-name="T60">, атмосферном давлении </text:span></text:span><text:span text:style-name="Основной_20_шрифт_20_абзаца"><text:span text:style-name="T26">Р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60">кПа, относительной влажности воздуха </text:span></text:span><text:span text:style-name="Основной_20_шрифт_20_абзаца"><text:span text:style-name="T26">р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60"><text:s/>%, внешнем фоне γ-излучения </text:span></text:span><text:span text:style-name="Основной_20_шрифт_20_абзаца"><text:span text:style-name="T60"><draw:frame draw:style-name="fr1" draw:name="Объект13" text:anchor-type="as-char" svg:y="-0.172in" svg:width="0.5902in" style:rel-width="scale" svg:height="0.2193in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13"> </text:span></text:span><text:span text:style-name="Основной_20_шрифт_20_абзаца"><text:span text:style-name="T60">= </text:span></text:span><text:span text:style-name="Основной_20_шрифт_20_абзаца"><text:span text:style-name="T54"><text:s text:c="6"/></text:span></text:span><text:span text:style-name="Основной_20_шрифт_20_абзаца"><text:span text:style-name="T60">мкЗв/ч, согласно методике, изложенной в МРБ МП.1</text:span></text:span><text:span text:style-name="Основной_20_шрифт_20_абзаца"><text:span text:style-name="T12">3</text:span></text:span><text:span text:style-name="Основной_20_шрифт_20_абзаца"><text:span text:style-name="T60">96-201</text:span></text:span><text:span text:style-name="Основной_20_шрифт_20_абзаца"><text:span text:style-name="T12">8</text:span></text:span><text:span text:style-name="Основной_20_шрифт_20_абзаца"><text:span text:style-name="T60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15">- <text:span text:style-name="T7">$facility_pp_110</text:span><text:span text:style-name="T6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15">- <text:span text:style-name="T7">$facility_pp_1</text:span><text:span text:style-name="T12">3</text:span><text:span text:style-name="T7">0</text:span><text:span text:style-name="T60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15">- <text:span text:style-name="T56">$facility_pp_1</text:span><text:span text:style-name="T58">4</text:span><text:span text:style-name="T56">0</text:span><text:span text:style-name="T5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5">- <text:span text:style-name="T7">$facility_pp_alpha</text:span><text:span text:style-name="T60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4"><text:span text:style-name="T61">- </text:span><text:span text:style-name="T63">$facility_pp_beta</text:span><text:span text:style-name="T62">;</text:span><text:span text:style-name="T55"> </text:span></text:p>
          </table:table-cell>
        </table:table-row>
      </table:table>
      <text:p text:style-name="P3"/>
      <text:p text:style-name="P56">Диапазон измерений прибора и допускаемая относительная погрешность при Р = 0,95:</text:p>
      <table:table table:name="tml0" table:style-name="tml0">
        <table:table-column table:style-name="tml0.A"/>
        <table:table-row>
          <table:table-cell table:style-name="tml0.A1" office:value-type="string">
            <text:p text:style-name="P17"><text:span text:style-name="T11">- </text:span>МД рентгеновского и γ - излучения – от <text:span text:style-name="T11">$g_min</text:span><text:span text:style-name="T38">Зв/ч</text:span> до <text:span text:style-name="T4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17"><text:span text:style-name="T11">- </text:span>плотности потока α – частиц – от <text:span text:style-name="T4">$a_min</text:span> до <text:span text:style-name="T33">$a_max</text:span><text:span text:style-name="T40">·10</text:span><text:span text:style-name="T16">$a_max_E</text:span> мин<text:span text:style-name="T15">-1</text:span>см<text:span text:style-name="T15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17"><text:span text:style-name="T11">- </text:span>плотности потока β – частиц – от <text:span text:style-name="T4">$b_min</text:span> до <text:span text:style-name="T33">$b_max</text:span><text:span text:style-name="T40">·10</text:span><text:span text:style-name="T16">$b_max_E</text:span> мин<text:span text:style-name="T15">-1</text:span>см<text:span text:style-name="T15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16">- плотности потока нейтронного излучения от <text:span text:style-name="T33">$ppn_min</text:span> до <text:span text:style-name="T33">$ppn_max</text:span><text:span text:style-name="T40">·10</text:span><text:span text:style-name="T16">$n_max_E</text:span> с<text:span text:style-name="T15">-1</text:span><text:span text:style-name="T31">·с</text:span>м<text:span text:style-name="T15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16"><text:span text:style-name="T38">- </text:span><text:span text:style-name="T32">МД нейтронного излучения от </text:span><text:span text:style-name="T33">$mdn_min </text:span><text:span text:style-name="T38">мк</text:span><text:span text:style-name="T15"> </text:span><text:span text:style-name="T32">до</text:span><text:span text:style-name="T15"> </text:span><text:span text:style-name="T33">$mdn_max</text:span><text:span text:style-name="T32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16"><text:span text:style-name="T38">- </text:span><text:span text:style-name="T29">мощность</text:span><text:span text:style-name="T30"> </text:span><text:span text:style-name="T29">кермы</text:span><text:span text:style-name="T30"> </text:span><text:span text:style-name="T29">в воздухе </text:span><text:span text:style-name="T30">от </text:span><text:span text:style-name="T33">$k_minГ</text:span><text:span text:style-name="T38">р/ч </text:span><text:span text:style-name="T15"><text:s/></text:span><text:span text:style-name="T32">до</text:span><text:span text:style-name="T15"> </text:span><text:span text:style-name="T33">$k_max</text:span><text:span text:style-name="T38">Гр</text:span><text:span text:style-name="T32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16"><text:span text:style-name="T38">- мощность направленного эквивалента</text:span><text:span text:style-name="T32"> от </text:span><text:span text:style-name="T33">$g007_min</text:span><text:span text:style-name="T38">Зв/ч</text:span><text:span text:style-name="T15"> </text:span><text:span text:style-name="T32">до</text:span><text:span text:style-name="T15"> </text:span><text:span text:style-name="T33">$g007_max</text:span><text:span text:style-name="T32">Зв/ч</text:span></text:p>
          </table:table-cell>
        </table:table-row>
      </table:table>
      <text:p text:style-name="P24"/>
      <text:p text:style-name="P38"><text:span text:style-name="T80">1. Внешний осмотр (Соответствует МП):</text:span><text:span text:style-name="T82"><text:tab/></text:span><text:span text:style-name="Основной_20_шрифт_20_абзаца"><text:span text:style-name="T78">ДА </text:span></text:span><text:span text:style-name="Основной_20_шрифт_20_абзаца"><text:span text:style-name="T87">□</text:span></text:span><text:span text:style-name="Основной_20_шрифт_20_абзаца"><text:span text:style-name="T83"><text:tab/></text:span></text:span><text:span text:style-name="Основной_20_шрифт_20_абзаца"><text:span text:style-name="T78"><text:tab/>НЕТ </text:span></text:span><text:span text:style-name="Основной_20_шрифт_20_абзаца"><text:span text:style-name="T87">□</text:span></text:span></text:p>
      <text:p text:style-name="P38"><text:span text:style-name="Основной_20_шрифт_20_абзаца"><text:span text:style-name="T88"/></text:span></text:p>
      <text:p text:style-name="P38"><text:span text:style-name="T77">2. Опробование (Соответствует МП):</text:span><text:span text:style-name="T84"><text:tab/><text:tab/></text:span><text:span text:style-name="Основной_20_шрифт_20_абзаца"><text:span text:style-name="T78">ДА </text:span></text:span><text:span text:style-name="Основной_20_шрифт_20_абзаца"><text:span text:style-name="T87">□</text:span></text:span><text:span text:style-name="Основной_20_шрифт_20_абзаца"><text:span text:style-name="T83"><text:tab/></text:span></text:span><text:span text:style-name="Основной_20_шрифт_20_абзаца"><text:span text:style-name="T78"><text:tab/>НЕТ </text:span></text:span><text:span text:style-name="Основной_20_шрифт_20_абзаца"><text:span text:style-name="T87">□</text:span></text:span></text:p>
      <text:p text:style-name="P44"/>
      <text:p text:style-name="P38"><text:span text:style-name="Основной_20_шрифт_20_абзаца"><text:span text:style-name="T65">Идентификационные данные (признаки):</text:span></text:span></text:p>
      <text:p text:style-name="P38"><text:span text:style-name="Основной_20_шрифт_20_абзаца"><text:span text:style-name="T85"><text:tab/></text:span></text:span><text:span text:style-name="Основной_20_шрифт_20_абзаца"><text:span text:style-name="T66">– идентификационное наименование ПО:<text:tab/><text:tab/>ATexch.exe</text:span></text:span></text:p>
      <text:p text:style-name="P25"><text:span text:style-name="Основной_20_шрифт_20_абзаца"><text:span text:style-name="T14"><text:tab/>– 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4"/></text:span></text:p>
      <text:p text:style-name="P42">3. Определение метрологических характеристик:</text:p>
      <text:p text:style-name="P11"/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4"><draw:frame draw:style-name="fr1" draw:name="Объект14" text:anchor-type="as-char" svg:y="-0.172in" svg:width="0.6346in" style:rel-width="scale" svg:height="0.2327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6.B2" office:value-type="string">
            <text:p text:style-name="P46">№ ист.</text:p>
          </table:table-cell>
          <table:table-cell table:style-name="t16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6.B2" table:number-columns-spanned="3" office:value-type="string">
            <text:p text:style-name="P34">Показания прибора, <text:s text:c="6"/><draw:frame draw:style-name="fr2" draw:name="Объект15" text:anchor-type="as-char" svg:width="0.5909in" style:rel-width="scale" svg:height="0.2335in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  <table:covered-table-cell/>
          <table:table-cell table:style-name="t16.B2" office:value-type="string">
            <text:p text:style-name="P34"><draw:frame draw:style-name="fr2" draw:name="Объект16" text:anchor-type="as-char" svg:width="0.5909in" style:rel-width="scale" svg:height="0.2354in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16.B2" office:value-type="string">
            <text:p text:style-name="P53"><text:span text:style-name="T93"><draw:frame draw:style-name="fr2" draw:name="Объект17" text:anchor-type="as-char" svg:width="0.3555in" style:rel-width="scale" svg:height="0.2091in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6.B2" office:value-type="string">
            <text:p text:style-name="P53"><text:span text:style-name="T93"><draw:frame draw:style-name="fr2" draw:name="Объект18" text:anchor-type="as-char" svg:width="0.3728in" style:rel-width="scale" svg:height="0.2091in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6.J2" office:value-type="string">
            <text:p text:style-name="P53"><text:span text:style-name="T93"><draw:frame draw:style-name="fr2" draw:name="Объект19" text:anchor-type="as-char" svg:width="0.3799in" style:rel-width="scale" svg:height="0.2091in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1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1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1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1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4"><draw:frame draw:style-name="fr1" draw:name="Объект1" text:anchor-type="as-char" svg:y="-0.172in" svg:width="0.6346in" style:rel-width="scale" svg:height="0.2327in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17.B2" office:value-type="string">
            <text:p text:style-name="P46">№ ист.</text:p>
          </table:table-cell>
          <table:table-cell table:style-name="t17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7.B2" table:number-columns-spanned="3" office:value-type="string">
            <text:p text:style-name="P34">Показания прибора, <text:s text:c="6"/><draw:frame draw:style-name="fr2" draw:name="Объект2" text:anchor-type="as-char" svg:width="0.5909in" style:rel-width="scale" svg:height="0.2335in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  <table:covered-table-cell/>
          <table:table-cell table:style-name="t17.B2" office:value-type="string">
            <text:p text:style-name="P34"><draw:frame draw:style-name="fr2" draw:name="Объект3" text:anchor-type="as-char" svg:width="0.5909in" style:rel-width="scale" svg:height="0.2354in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17.B2" office:value-type="string">
            <text:p text:style-name="P53"><text:span text:style-name="T93"><draw:frame draw:style-name="fr2" draw:name="Объект4" text:anchor-type="as-char" svg:width="0.3555in" style:rel-width="scale" svg:height="0.2091in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7.B2" office:value-type="string">
            <text:p text:style-name="P53"><text:span text:style-name="T93"><draw:frame draw:style-name="fr2" draw:name="Объект5" text:anchor-type="as-char" svg:width="0.3728in" style:rel-width="scale" svg:height="0.2091in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7.J2" office:value-type="string">
            <text:p text:style-name="P53"><text:span text:style-name="T93"><draw:frame draw:style-name="fr2" draw:name="Объект6" text:anchor-type="as-char" svg:width="0.3799in" style:rel-width="scale" svg:height="0.2091in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1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1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1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1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ext:soft-page-break/>
        <table:table-row>
          <table:table-cell table:style-name="t23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4"><draw:frame draw:style-name="fr1" draw:name="Объект7" text:anchor-type="as-char" svg:y="-0.172in" svg:width="0.6346in" style:rel-width="scale" svg:height="0.2327in" style:rel-height="scale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t23.B2" office:value-type="string">
            <text:p text:style-name="P46">№ ист.</text:p>
          </table:table-cell>
          <table:table-cell table:style-name="t23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3.B2" table:number-columns-spanned="3" office:value-type="string">
            <text:p text:style-name="P34">Показания прибора, <text:s text:c="6"/><draw:frame draw:style-name="fr2" draw:name="Объект8" text:anchor-type="as-char" svg:width="0.5909in" style:rel-width="scale" svg:height="0.2335in" style:rel-height="scale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covered-table-cell/>
          <table:covered-table-cell/>
          <table:table-cell table:style-name="t23.B2" office:value-type="string">
            <text:p text:style-name="P34"><draw:frame draw:style-name="fr2" draw:name="Объект9" text:anchor-type="as-char" svg:width="0.5909in" style:rel-width="scale" svg:height="0.2354in" style:rel-height="scale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t23.B2" office:value-type="string">
            <text:p text:style-name="P53"><text:span text:style-name="T93"><draw:frame draw:style-name="fr2" draw:name="Объект10" text:anchor-type="as-char" svg:width="0.3555in" style:rel-width="scale" svg:height="0.2091in" style:rel-height="scale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3.B2" office:value-type="string">
            <text:p text:style-name="P53"><text:span text:style-name="T93"><draw:frame draw:style-name="fr2" draw:name="Объект11" text:anchor-type="as-char" svg:width="0.3728in" style:rel-width="scale" svg:height="0.2091in" style:rel-height="scale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3.J2" office:value-type="string">
            <text:p text:style-name="P53"><text:span text:style-name="T93"><draw:frame draw:style-name="fr2" draw:name="Объект12" text:anchor-type="as-char" svg:width="0.3799in" style:rel-width="scale" svg:height="0.2091in" style:rel-height="scale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1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1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1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1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1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4"><draw:frame draw:style-name="fr1" draw:name="Объект20" text:anchor-type="as-char" svg:y="-0.172in" svg:width="0.6346in" style:rel-width="scale" svg:height="0.2327in" style:rel-height="scale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24.B2" office:value-type="string">
            <text:p text:style-name="P46">№ ист.</text:p>
          </table:table-cell>
          <table:table-cell table:style-name="t24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4.B2" table:number-columns-spanned="3" office:value-type="string">
            <text:p text:style-name="P34">Показания прибора, <text:s text:c="6"/><draw:frame draw:style-name="fr2" draw:name="Объект21" text:anchor-type="as-char" svg:width="0.5909in" style:rel-width="scale" svg:height="0.2335in" style:rel-height="scale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covered-table-cell/>
          <table:covered-table-cell/>
          <table:table-cell table:style-name="t24.B2" office:value-type="string">
            <text:p text:style-name="P34"><draw:frame draw:style-name="fr2" draw:name="Объект22" text:anchor-type="as-char" svg:width="0.5909in" style:rel-width="scale" svg:height="0.2354in" style:rel-height="scale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t24.B2" office:value-type="string">
            <text:p text:style-name="P53"><text:span text:style-name="T93"><draw:frame draw:style-name="fr2" draw:name="Объект23" text:anchor-type="as-char" svg:width="0.3555in" style:rel-width="scale" svg:height="0.2091in" style:rel-height="scale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4.B2" office:value-type="string">
            <text:p text:style-name="P53"><text:span text:style-name="T93"><draw:frame draw:style-name="fr2" draw:name="Объект24" text:anchor-type="as-char" svg:width="0.3728in" style:rel-width="scale" svg:height="0.2091in" style:rel-height="scale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4.J2" office:value-type="string">
            <text:p text:style-name="P53"><text:span text:style-name="T93"><draw:frame draw:style-name="fr2" draw:name="Объект25" text:anchor-type="as-char" svg:width="0.3799in" style:rel-width="scale" svg:height="0.2091in" style:rel-height="scale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1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1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1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1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1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4"><draw:frame draw:style-name="fr1" draw:name="Объект26" text:anchor-type="as-char" svg:y="-0.172in" svg:width="0.6346in" style:rel-width="scale" svg:height="0.2327in" style:rel-height="scale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t18.B2" office:value-type="string">
            <text:p text:style-name="P46">№ ист.</text:p>
          </table:table-cell>
          <table:table-cell table:style-name="t18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8.B2" table:number-columns-spanned="3" office:value-type="string">
            <text:p text:style-name="P34">Показания прибора, <text:s text:c="6"/><draw:frame draw:style-name="fr2" draw:name="Объект27" text:anchor-type="as-char" svg:width="0.5909in" style:rel-width="scale" svg:height="0.2335in" style:rel-height="scale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covered-table-cell/>
          <table:covered-table-cell/>
          <table:table-cell table:style-name="t18.B2" office:value-type="string">
            <text:p text:style-name="P34"><draw:frame draw:style-name="fr2" draw:name="Объект28" text:anchor-type="as-char" svg:width="0.5909in" style:rel-width="scale" svg:height="0.2354in" style:rel-height="scale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t18.B2" office:value-type="string">
            <text:p text:style-name="P53"><text:span text:style-name="T93"><draw:frame draw:style-name="fr2" draw:name="Объект29" text:anchor-type="as-char" svg:width="0.3555in" style:rel-width="scale" svg:height="0.2091in" style:rel-height="scale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8.B2" office:value-type="string">
            <text:p text:style-name="P53"><text:span text:style-name="T93"><draw:frame draw:style-name="fr2" draw:name="Объект30" text:anchor-type="as-char" svg:width="0.3728in" style:rel-width="scale" svg:height="0.2091in" style:rel-height="scale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8.J2" office:value-type="string">
            <text:p text:style-name="P53"><text:span text:style-name="T93"><draw:frame draw:style-name="fr2" draw:name="Объект31" text:anchor-type="as-char" svg:width="0.3799in" style:rel-width="scale" svg:height="0.2091in" style:rel-height="scale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8.A3" office:value-type="string">
            <text:p text:style-name="P30">7 <text:span text:style-name="T11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1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1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1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1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4"><draw:frame draw:style-name="fr1" draw:name="Объект32" text:anchor-type="as-char" svg:y="-0.172in" svg:width="0.6346in" style:rel-width="scale" svg:height="0.2327in" style:rel-height="scale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t29.B2" office:value-type="string">
            <text:p text:style-name="P46">№ ист.</text:p>
          </table:table-cell>
          <table:table-cell table:style-name="t2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9.B2" table:number-columns-spanned="3" office:value-type="string">
            <text:p text:style-name="P34">Показания прибора, <text:s text:c="6"/><draw:frame draw:style-name="fr2" draw:name="Объект33" text:anchor-type="as-char" svg:width="0.5909in" style:rel-width="scale" svg:height="0.2335in" style:rel-height="scale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covered-table-cell/>
          <table:covered-table-cell/>
          <table:table-cell table:style-name="t29.B2" office:value-type="string">
            <text:p text:style-name="P34"><draw:frame draw:style-name="fr2" draw:name="Объект34" text:anchor-type="as-char" svg:width="0.5909in" style:rel-width="scale" svg:height="0.2354in" style:rel-height="scale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t29.B2" office:value-type="string">
            <text:p text:style-name="P53"><text:span text:style-name="T93"><draw:frame draw:style-name="fr2" draw:name="Объект35" text:anchor-type="as-char" svg:width="0.3555in" style:rel-width="scale" svg:height="0.2091in" style:rel-height="scale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9.B2" office:value-type="string">
            <text:p text:style-name="P53"><text:span text:style-name="T93"><draw:frame draw:style-name="fr2" draw:name="Объект36" text:anchor-type="as-char" svg:width="0.3728in" style:rel-width="scale" svg:height="0.2091in" style:rel-height="scale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9.J2" office:value-type="string">
            <text:p text:style-name="P53"><text:span text:style-name="T93"><draw:frame draw:style-name="fr2" draw:name="Объект37" text:anchor-type="as-char" svg:width="0.3799in" style:rel-width="scale" svg:height="0.2091in" style:rel-height="scale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1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1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1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1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1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4"><draw:frame draw:style-name="fr1" draw:name="Объект38" text:anchor-type="as-char" svg:y="-0.172in" svg:width="0.6346in" style:rel-width="scale" svg:height="0.2327in" style:rel-height="scale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t1.B2" office:value-type="string">
            <text:p text:style-name="P46">№ ист.</text:p>
          </table:table-cell>
          <table:table-cell table:style-name="t1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.B2" table:number-columns-spanned="3" office:value-type="string">
            <text:p text:style-name="P34">Показания прибора, <text:s text:c="6"/><draw:frame draw:style-name="fr2" draw:name="Объект39" text:anchor-type="as-char" svg:width="0.5909in" style:rel-width="scale" svg:height="0.2335in" style:rel-height="scale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34"><draw:frame draw:style-name="fr2" draw:name="Объект40" text:anchor-type="as-char" svg:width="0.5909in" style:rel-width="scale" svg:height="0.2354in" style:rel-height="scale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t1.B2" office:value-type="string">
            <text:p text:style-name="P53"><text:span text:style-name="T93"><draw:frame draw:style-name="fr2" draw:name="Объект41" text:anchor-type="as-char" svg:width="0.3555in" style:rel-width="scale" svg:height="0.2091in" style:rel-height="scale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.B2" office:value-type="string">
            <text:p text:style-name="P53"><text:span text:style-name="T93"><draw:frame draw:style-name="fr2" draw:name="Объект42" text:anchor-type="as-char" svg:width="0.3728in" style:rel-width="scale" svg:height="0.2091in" style:rel-height="scale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.J2" office:value-type="string">
            <text:p text:style-name="P53"><text:span text:style-name="T93"><draw:frame draw:style-name="fr2" draw:name="Объект43" text:anchor-type="as-char" svg:width="0.3799in" style:rel-width="scale" svg:height="0.2091in" style:rel-height="scale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2-30</text:p>
          </table:table-cell>
          <table:table-cell table:style-name="t1.B3" office:value-type="string">
            <text:p text:style-name="P31">$2-40</text:p>
          </table:table-cell>
          <table:table-cell table:style-name="t1.B3" office:value-type="string">
            <text:p text:style-name="P31">$2-60</text:p>
          </table:table-cell>
          <table:table-cell table:style-name="t1.B3" office:value-type="string">
            <text:p text:style-name="P31">$2-70</text:p>
          </table:table-cell>
          <table:table-cell table:style-name="t1.B3" office:value-type="string">
            <text:p text:style-name="P31">$2-80</text:p>
          </table:table-cell>
          <table:table-cell table:style-name="t1.B3" office:value-type="string">
            <text:p text:style-name="P31">$2-00</text:p>
          </table:table-cell>
          <table:table-cell table:style-name="t1.B3" office:value-type="string">
            <text:p text:style-name="P31">$2-10</text:p>
          </table:table-cell>
          <table:table-cell table:style-name="t1.B3" office:value-type="string">
            <text:p text:style-name="P31">$2-20</text:p>
          </table:table-cell>
          <table:table-cell table:style-name="t1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2-31</text:p>
          </table:table-cell>
          <table:table-cell table:style-name="t1.B3" office:value-type="string">
            <text:p text:style-name="P31">$2-41</text:p>
          </table:table-cell>
          <table:table-cell table:style-name="t1.B3" office:value-type="string">
            <text:p text:style-name="P31">$2-61</text:p>
          </table:table-cell>
          <table:table-cell table:style-name="t1.B3" office:value-type="string">
            <text:p text:style-name="P31">$2-71</text:p>
          </table:table-cell>
          <table:table-cell table:style-name="t1.B3" office:value-type="string">
            <text:p text:style-name="P31">$2-81</text:p>
          </table:table-cell>
          <table:table-cell table:style-name="t1.B3" office:value-type="string">
            <text:p text:style-name="P31">$2-01</text:p>
          </table:table-cell>
          <table:table-cell table:style-name="t1.B3" office:value-type="string">
            <text:p text:style-name="P31">$2-11</text:p>
          </table:table-cell>
          <table:table-cell table:style-name="t1.B3" office:value-type="string">
            <text:p text:style-name="P31">$2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2-32</text:p>
          </table:table-cell>
          <table:table-cell table:style-name="t1.B3" office:value-type="string">
            <text:p text:style-name="P31">$2-42</text:p>
          </table:table-cell>
          <table:table-cell table:style-name="t1.B3" office:value-type="string">
            <text:p text:style-name="P31">$2-62</text:p>
          </table:table-cell>
          <table:table-cell table:style-name="t1.B3" office:value-type="string">
            <text:p text:style-name="P31">$2-72</text:p>
          </table:table-cell>
          <table:table-cell table:style-name="t1.B3" office:value-type="string">
            <text:p text:style-name="P31">$2-82</text:p>
          </table:table-cell>
          <table:table-cell table:style-name="t1.B3" office:value-type="string">
            <text:p text:style-name="P31">$2-02</text:p>
          </table:table-cell>
          <table:table-cell table:style-name="t1.B3" office:value-type="string">
            <text:p text:style-name="P31">$2-12</text:p>
          </table:table-cell>
          <table:table-cell table:style-name="t1.B3" office:value-type="string">
            <text:p text:style-name="P31">$2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2-33</text:p>
          </table:table-cell>
          <table:table-cell table:style-name="t1.B3" office:value-type="string">
            <text:p text:style-name="P31">$2-43</text:p>
          </table:table-cell>
          <table:table-cell table:style-name="t1.B3" office:value-type="string">
            <text:p text:style-name="P31">$2-63</text:p>
          </table:table-cell>
          <table:table-cell table:style-name="t1.B3" office:value-type="string">
            <text:p text:style-name="P31">$2-73</text:p>
          </table:table-cell>
          <table:table-cell table:style-name="t1.B3" office:value-type="string">
            <text:p text:style-name="P31">$2-83</text:p>
          </table:table-cell>
          <table:table-cell table:style-name="t1.B3" office:value-type="string">
            <text:p text:style-name="P31">$2-03</text:p>
          </table:table-cell>
          <table:table-cell table:style-name="t1.B3" office:value-type="string">
            <text:p text:style-name="P31">$2-13</text:p>
          </table:table-cell>
          <table:table-cell table:style-name="t1.B3" office:value-type="string">
            <text:p text:style-name="P31">$2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2-34</text:p>
          </table:table-cell>
          <table:table-cell table:style-name="t1.B3" office:value-type="string">
            <text:p text:style-name="P31">$2-44</text:p>
          </table:table-cell>
          <table:table-cell table:style-name="t1.B3" office:value-type="string">
            <text:p text:style-name="P31">$2-64</text:p>
          </table:table-cell>
          <table:table-cell table:style-name="t1.B3" office:value-type="string">
            <text:p text:style-name="P31">$2-74</text:p>
          </table:table-cell>
          <table:table-cell table:style-name="t1.B3" office:value-type="string">
            <text:p text:style-name="P31">$2-84</text:p>
          </table:table-cell>
          <table:table-cell table:style-name="t1.B3" office:value-type="string">
            <text:p text:style-name="P31">$2-04</text:p>
          </table:table-cell>
          <table:table-cell table:style-name="t1.B3" office:value-type="string">
            <text:p text:style-name="P31">$2-14</text:p>
          </table:table-cell>
          <table:table-cell table:style-name="t1.B3" office:value-type="string">
            <text:p text:style-name="P31">$2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2-35</text:p>
          </table:table-cell>
          <table:table-cell table:style-name="t1.B3" office:value-type="string">
            <text:p text:style-name="P31">$2-45</text:p>
          </table:table-cell>
          <table:table-cell table:style-name="t1.B3" office:value-type="string">
            <text:p text:style-name="P31">$2-65</text:p>
          </table:table-cell>
          <table:table-cell table:style-name="t1.B3" office:value-type="string">
            <text:p text:style-name="P31">$2-75</text:p>
          </table:table-cell>
          <table:table-cell table:style-name="t1.B3" office:value-type="string">
            <text:p text:style-name="P31">$2-85</text:p>
          </table:table-cell>
          <table:table-cell table:style-name="t1.B3" office:value-type="string">
            <text:p text:style-name="P31">$2-05</text:p>
          </table:table-cell>
          <table:table-cell table:style-name="t1.B3" office:value-type="string">
            <text:p text:style-name="P31">$2-15</text:p>
          </table:table-cell>
          <table:table-cell table:style-name="t1.B3" office:value-type="string">
            <text:p text:style-name="P31">$2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1">0,7</text:span> Зв/ч</text:p>
          </table:table-cell>
          <table:table-cell table:style-name="t1.B3" office:value-type="string">
            <text:p text:style-name="P31">$2-36</text:p>
          </table:table-cell>
          <table:table-cell table:style-name="t1.B3" office:value-type="string">
            <text:p text:style-name="P31">$2-46</text:p>
          </table:table-cell>
          <table:table-cell table:style-name="t1.B3" office:value-type="string">
            <text:p text:style-name="P31">$2-66</text:p>
          </table:table-cell>
          <table:table-cell table:style-name="t1.B3" office:value-type="string">
            <text:p text:style-name="P31">$2-76</text:p>
          </table:table-cell>
          <table:table-cell table:style-name="t1.B3" office:value-type="string">
            <text:p text:style-name="P31">$2-86</text:p>
          </table:table-cell>
          <table:table-cell table:style-name="t1.B3" office:value-type="string">
            <text:p text:style-name="P31">$2-06</text:p>
          </table:table-cell>
          <table:table-cell table:style-name="t1.B3" office:value-type="string">
            <text:p text:style-name="P31">$2-16</text:p>
          </table:table-cell>
          <table:table-cell table:style-name="t1.B3" office:value-type="string">
            <text:p text:style-name="P31">$2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2-37</text:p>
          </table:table-cell>
          <table:table-cell table:style-name="t1.B3" office:value-type="string">
            <text:p text:style-name="P31">$2-47</text:p>
          </table:table-cell>
          <table:table-cell table:style-name="t1.B3" office:value-type="string">
            <text:p text:style-name="P31">$2-67</text:p>
          </table:table-cell>
          <table:table-cell table:style-name="t1.B3" office:value-type="string">
            <text:p text:style-name="P31">$2-77</text:p>
          </table:table-cell>
          <table:table-cell table:style-name="t1.B3" office:value-type="string">
            <text:p text:style-name="P31">$2-87</text:p>
          </table:table-cell>
          <table:table-cell table:style-name="t1.B3" office:value-type="string">
            <text:p text:style-name="P31">$2-07</text:p>
          </table:table-cell>
          <table:table-cell table:style-name="t1.B3" office:value-type="string">
            <text:p text:style-name="P31">$2-17</text:p>
          </table:table-cell>
          <table:table-cell table:style-name="t1.B3" office:value-type="string">
            <text:p text:style-name="P31">$2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ext:soft-page-break/>
        <table:table-row>
          <table:table-cell table:style-name="t2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4"><draw:frame draw:style-name="fr1" draw:name="Объект44" text:anchor-type="as-char" svg:y="-0.172in" svg:width="0.6346in" style:rel-width="scale" svg:height="0.2327in" style:rel-height="scale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t2.B2" office:value-type="string">
            <text:p text:style-name="P46">№ ист.</text:p>
          </table:table-cell>
          <table:table-cell table:style-name="t2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.B2" table:number-columns-spanned="3" office:value-type="string">
            <text:p text:style-name="P34">Показания прибора, <text:s text:c="6"/><draw:frame draw:style-name="fr2" draw:name="Объект45" text:anchor-type="as-char" svg:width="0.5909in" style:rel-width="scale" svg:height="0.2335in" style:rel-height="scale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covered-table-cell/>
          <table:covered-table-cell/>
          <table:table-cell table:style-name="t2.B2" office:value-type="string">
            <text:p text:style-name="P34"><draw:frame draw:style-name="fr2" draw:name="Объект46" text:anchor-type="as-char" svg:width="0.5909in" style:rel-width="scale" svg:height="0.2354in" style:rel-height="scale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t2.B2" office:value-type="string">
            <text:p text:style-name="P53"><text:span text:style-name="T93"><draw:frame draw:style-name="fr2" draw:name="Объект47" text:anchor-type="as-char" svg:width="0.3555in" style:rel-width="scale" svg:height="0.2091in" style:rel-height="scale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.B2" office:value-type="string">
            <text:p text:style-name="P53"><text:span text:style-name="T93"><draw:frame draw:style-name="fr2" draw:name="Объект48" text:anchor-type="as-char" svg:width="0.3728in" style:rel-width="scale" svg:height="0.2091in" style:rel-height="scale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.J2" office:value-type="string">
            <text:p text:style-name="P53"><text:span text:style-name="T93"><draw:frame draw:style-name="fr2" draw:name="Объект49" text:anchor-type="as-char" svg:width="0.3799in" style:rel-width="scale" svg:height="0.2091in" style:rel-height="scale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1">240</text:span> <text:span text:style-name="T11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е <text:span text:style-name="T11">0,0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4"><draw:frame draw:style-name="fr1" draw:name="Объект50" text:anchor-type="as-char" svg:y="-0.172in" svg:width="0.6346in" style:rel-width="scale" svg:height="0.2327in" style:rel-height="scale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t3.B2" office:value-type="string">
            <text:p text:style-name="P46">№ ист.</text:p>
          </table:table-cell>
          <table:table-cell table:style-name="t3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3.B2" table:number-columns-spanned="3" office:value-type="string">
            <text:p text:style-name="P34">Показания прибора, <text:s text:c="6"/><draw:frame draw:style-name="fr2" draw:name="Объект51" text:anchor-type="as-char" svg:width="0.5909in" style:rel-width="scale" svg:height="0.2335in" style:rel-height="scale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covered-table-cell/>
          <table:covered-table-cell/>
          <table:table-cell table:style-name="t3.B2" office:value-type="string">
            <text:p text:style-name="P34"><draw:frame draw:style-name="fr2" draw:name="Объект52" text:anchor-type="as-char" svg:width="0.5909in" style:rel-width="scale" svg:height="0.2354in" style:rel-height="scale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t3.B2" office:value-type="string">
            <text:p text:style-name="P53"><text:span text:style-name="T93"><draw:frame draw:style-name="fr2" draw:name="Объект53" text:anchor-type="as-char" svg:width="0.3555in" style:rel-width="scale" svg:height="0.2091in" style:rel-height="scale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3.B2" office:value-type="string">
            <text:p text:style-name="P53"><text:span text:style-name="T93"><draw:frame draw:style-name="fr2" draw:name="Объект54" text:anchor-type="as-char" svg:width="0.3728in" style:rel-width="scale" svg:height="0.2091in" style:rel-height="scale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3.J2" office:value-type="string">
            <text:p text:style-name="P53"><text:span text:style-name="T93"><draw:frame draw:style-name="fr2" draw:name="Объект55" text:anchor-type="as-char" svg:width="0.3799in" style:rel-width="scale" svg:height="0.2091in" style:rel-height="scale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1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1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4"><draw:frame draw:style-name="fr1" draw:name="Объект56" text:anchor-type="as-char" svg:y="-0.172in" svg:width="0.6346in" style:rel-width="scale" svg:height="0.2327in" style:rel-height="scale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t4.B2" office:value-type="string">
            <text:p text:style-name="P46">№ ист.</text:p>
          </table:table-cell>
          <table:table-cell table:style-name="t4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4.B2" table:number-columns-spanned="3" office:value-type="string">
            <text:p text:style-name="P34">Показания прибора, <text:s text:c="6"/><draw:frame draw:style-name="fr2" draw:name="Объект57" text:anchor-type="as-char" svg:width="0.5909in" style:rel-width="scale" svg:height="0.2335in" style:rel-height="scale" draw:z-index="56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covered-table-cell/>
          <table:covered-table-cell/>
          <table:table-cell table:style-name="t4.B2" office:value-type="string">
            <text:p text:style-name="P34"><draw:frame draw:style-name="fr2" draw:name="Объект58" text:anchor-type="as-char" svg:width="0.5909in" style:rel-width="scale" svg:height="0.2354in" style:rel-height="scale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t4.B2" office:value-type="string">
            <text:p text:style-name="P53"><text:span text:style-name="T93"><draw:frame draw:style-name="fr2" draw:name="Объект59" text:anchor-type="as-char" svg:width="0.3555in" style:rel-width="scale" svg:height="0.2091in" style:rel-height="scale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4.B2" office:value-type="string">
            <text:p text:style-name="P53"><text:span text:style-name="T93"><draw:frame draw:style-name="fr2" draw:name="Объект60" text:anchor-type="as-char" svg:width="0.3728in" style:rel-width="scale" svg:height="0.2091in" style:rel-height="scale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4.J2" office:value-type="string">
            <text:p text:style-name="P53"><text:span text:style-name="T93"><draw:frame draw:style-name="fr2" draw:name="Объект61" text:anchor-type="as-char" svg:width="0.3799in" style:rel-width="scale" svg:height="0.2091in" style:rel-height="scale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able:table-row>
          <table:table-cell table:style-name="t5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4"><draw:frame draw:style-name="fr1" draw:name="Объект62" text:anchor-type="as-char" svg:y="-0.172in" svg:width="0.6346in" style:rel-width="scale" svg:height="0.2327in" style:rel-height="scale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t5.B2" office:value-type="string">
            <text:p text:style-name="P46">№ ист.</text:p>
          </table:table-cell>
          <table:table-cell table:style-name="t5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5.B2" table:number-columns-spanned="3" office:value-type="string">
            <text:p text:style-name="P34">Показания прибора, <text:s text:c="6"/><draw:frame draw:style-name="fr2" draw:name="Объект63" text:anchor-type="as-char" svg:width="0.5909in" style:rel-width="scale" svg:height="0.2335in" style:rel-height="scale" draw:z-index="62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covered-table-cell/>
          <table:covered-table-cell/>
          <table:table-cell table:style-name="t5.B2" office:value-type="string">
            <text:p text:style-name="P34"><draw:frame draw:style-name="fr2" draw:name="Объект64" text:anchor-type="as-char" svg:width="0.5909in" style:rel-width="scale" svg:height="0.2354in" style:rel-height="scale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t5.B2" office:value-type="string">
            <text:p text:style-name="P53"><text:span text:style-name="T93"><draw:frame draw:style-name="fr2" draw:name="Объект65" text:anchor-type="as-char" svg:width="0.3555in" style:rel-width="scale" svg:height="0.2091in" style:rel-height="scale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5.B2" office:value-type="string">
            <text:p text:style-name="P53"><text:span text:style-name="T93"><draw:frame draw:style-name="fr2" draw:name="Объект66" text:anchor-type="as-char" svg:width="0.3728in" style:rel-width="scale" svg:height="0.2091in" style:rel-height="scale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5.J2" office:value-type="string">
            <text:p text:style-name="P53"><text:span text:style-name="T93"><draw:frame draw:style-name="fr2" draw:name="Объект67" text:anchor-type="as-char" svg:width="0.3799in" style:rel-width="scale" svg:height="0.2091in" style:rel-height="scale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ext:soft-page-break/>
        <table:table-row>
          <table:table-cell table:style-name="t6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4"><draw:frame draw:style-name="fr1" draw:name="Объект68" text:anchor-type="as-char" svg:y="-0.172in" svg:width="0.6346in" style:rel-width="scale" svg:height="0.2327in" style:rel-height="scale" draw:z-index="6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6.B2" office:value-type="string">
            <text:p text:style-name="P46">№ ист.</text:p>
          </table:table-cell>
          <table:table-cell table:style-name="t6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6.B2" table:number-columns-spanned="3" office:value-type="string">
            <text:p text:style-name="P34">Показания прибора, <text:s text:c="6"/><draw:frame draw:style-name="fr2" draw:name="Объект69" text:anchor-type="as-char" svg:width="0.5909in" style:rel-width="scale" svg:height="0.2335in" style:rel-height="scale" draw:z-index="6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covered-table-cell/>
          <table:covered-table-cell/>
          <table:table-cell table:style-name="t6.B2" office:value-type="string">
            <text:p text:style-name="P34"><draw:frame draw:style-name="fr2" draw:name="Объект70" text:anchor-type="as-char" svg:width="0.5909in" style:rel-width="scale" svg:height="0.2354in" style:rel-height="scale" draw:z-index="6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6.B2" office:value-type="string">
            <text:p text:style-name="P53"><text:span text:style-name="T93"><draw:frame draw:style-name="fr2" draw:name="Объект71" text:anchor-type="as-char" svg:width="0.3555in" style:rel-width="scale" svg:height="0.2091in" style:rel-height="scale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6.B2" office:value-type="string">
            <text:p text:style-name="P53"><text:span text:style-name="T93"><draw:frame draw:style-name="fr2" draw:name="Объект72" text:anchor-type="as-char" svg:width="0.3728in" style:rel-width="scale" svg:height="0.2091in" style:rel-height="scale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6.J2" office:value-type="string">
            <text:p text:style-name="P53"><text:span text:style-name="T93"><draw:frame draw:style-name="fr2" draw:name="Объект73" text:anchor-type="as-char" svg:width="0.3799in" style:rel-width="scale" svg:height="0.2091in" style:rel-height="scale" draw:z-index="72"><draw:object xlink:href="./Object 73" xlink:type="simple" xlink:show="embed" xlink:actuate="onLoad"/><draw:image xlink:href="./ObjectReplacements/Object 73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40</text:span> Зв/ч</text:p>
          </table:table-cell>
          <table:table-cell table:style-name="t6.B3" office:value-type="string">
            <text:p text:style-name="P31">$6-34</text:p>
          </table:table-cell>
          <table:table-cell table:style-name="t6.B3" office:value-type="string">
            <text:p text:style-name="P31">$6-44</text:p>
          </table:table-cell>
          <table:table-cell table:style-name="t6.B3" office:value-type="string">
            <text:p text:style-name="P31">$6-64</text:p>
          </table:table-cell>
          <table:table-cell table:style-name="t6.B3" office:value-type="string">
            <text:p text:style-name="P31">$6-74</text:p>
          </table:table-cell>
          <table:table-cell table:style-name="t6.B3" office:value-type="string">
            <text:p text:style-name="P31">$6-84</text:p>
          </table:table-cell>
          <table:table-cell table:style-name="t6.B3" office:value-type="string">
            <text:p text:style-name="P31">$6-04</text:p>
          </table:table-cell>
          <table:table-cell table:style-name="t6.B3" office:value-type="string">
            <text:p text:style-name="P31">$6-14</text:p>
          </table:table-cell>
          <table:table-cell table:style-name="t6.B3" office:value-type="string">
            <text:p text:style-name="P31">$6-24</text:p>
          </table:table-cell>
          <table:covered-table-cell/>
        </table:table-row>
        <table:table-row>
          <table:table-cell table:style-name="t6.A8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4"><draw:frame draw:style-name="fr1" draw:name="Объект74" text:anchor-type="as-char" svg:y="-0.172in" svg:width="0.6346in" style:rel-width="scale" svg:height="0.2327in" style:rel-height="scale" draw:z-index="73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t7.B2" office:value-type="string">
            <text:p text:style-name="P46">№ ист.</text:p>
          </table:table-cell>
          <table:table-cell table:style-name="t7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7.B2" table:number-columns-spanned="3" office:value-type="string">
            <text:p text:style-name="P34">Показания прибора, <text:s text:c="6"/><draw:frame draw:style-name="fr2" draw:name="Объект75" text:anchor-type="as-char" svg:width="0.5909in" style:rel-width="scale" svg:height="0.2335in" style:rel-height="scale" draw:z-index="7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covered-table-cell/>
          <table:covered-table-cell/>
          <table:table-cell table:style-name="t7.B2" office:value-type="string">
            <text:p text:style-name="P34"><draw:frame draw:style-name="fr1" draw:name="Объект76" text:anchor-type="as-char" svg:y="-0.1752in" svg:width="0.5909in" style:rel-width="scale" svg:height="0.2354in" style:rel-height="scale" draw:z-index="75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t7.B2" office:value-type="string">
            <text:p text:style-name="P53"><text:span text:style-name="T93"><draw:frame draw:style-name="fr2" draw:name="Объект77" text:anchor-type="as-char" svg:width="0.3555in" style:rel-width="scale" svg:height="0.2091in" style:rel-height="scale" draw:z-index="76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7.B2" office:value-type="string">
            <text:p text:style-name="P53"><text:span text:style-name="T93"><draw:frame draw:style-name="fr2" draw:name="Объект78" text:anchor-type="as-char" svg:width="0.3728in" style:rel-width="scale" svg:height="0.2091in" style:rel-height="scale" draw:z-index="83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7.J2" office:value-type="string">
            <text:p text:style-name="P53"><text:span text:style-name="T93"><draw:frame draw:style-name="fr2" draw:name="Объект79" text:anchor-type="as-char" svg:width="0.3799in" style:rel-width="scale" svg:height="0.2091in" style:rel-height="scale" draw:z-index="84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1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4"><draw:frame draw:style-name="fr1" draw:name="Объект80" text:anchor-type="as-char" svg:y="-0.1484in" svg:width="0.3866in" style:rel-width="scale" svg:height="0.2098in" style:rel-height="scale" draw:z-index="77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  <table:table-cell table:style-name="t8.B2" office:value-type="string">
            <text:p text:style-name="P46">№ ист.</text:p>
          </table:table-cell>
          <table:table-cell table:style-name="t8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8.B2" table:number-columns-spanned="3" office:value-type="string">
            <text:p text:style-name="P34">Показания прибора, <draw:frame draw:style-name="fr1" draw:name="Объект81" text:anchor-type="as-char" svg:y="-0.1484in" svg:width="0.3252in" style:rel-width="scale" svg:height="0.2098in" style:rel-height="scale" draw:z-index="78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covered-table-cell/>
          <table:covered-table-cell/>
          <table:table-cell table:style-name="t8.B2" office:value-type="string">
            <text:p text:style-name="P35"><draw:frame draw:style-name="fr1" draw:name="Объект82" text:anchor-type="as-char" svg:y="-0.1484in" svg:width="0.3252in" style:rel-width="scale" svg:height="0.2098in" style:rel-height="scale" draw:z-index="7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t8.B2" office:value-type="string">
            <text:p text:style-name="P53"><text:span text:style-name="Основной_20_шрифт_20_абзаца"><text:span text:style-name="T94"><draw:frame draw:style-name="fr2" draw:name="Объект83" text:anchor-type="as-char" svg:width="0.3555in" style:rel-width="scale" svg:height="0.2091in" style:rel-height="scale" draw:z-index="80"><draw:object xlink:href="./Object 83" xlink:type="simple" xlink:show="embed" xlink:actuate="onLoad"/><draw:image xlink:href="./ObjectReplacements/Object 8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8.B2" office:value-type="string">
            <text:p text:style-name="P53"><text:span text:style-name="T93"><draw:frame draw:style-name="fr2" draw:name="Объект84" text:anchor-type="as-char" svg:width="0.3728in" style:rel-width="scale" svg:height="0.2091in" style:rel-height="scale" draw:z-index="81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8.J2" office:value-type="string">
            <text:p text:style-name="P53"><text:span text:style-name="T93"><draw:frame draw:style-name="fr2" draw:name="Объект85" text:anchor-type="as-char" svg:width="0.3799in" style:rel-width="scale" svg:height="0.2091in" style:rel-height="scale" draw:z-index="82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8.A3" office:value-type="string">
            <text:p text:style-name="P34">фон (мкЗв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1">7</text:span> мк<text:span text:style-name="T11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8.A3" office:value-type="string">
            <text:p text:style-name="P30">0,<text:span text:style-name="T11">7</text:span> мк<text:span text:style-name="T11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1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1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1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1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1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1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1">ах</text:span> <text:span text:style-name="T4">0,0</text:span><text:span text:style-name="T11">7</text:span> мк<text:span text:style-name="T11">Гр</text:span>/ч <text:span text:style-name="T11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able:table-row>
          <table:table-cell table:style-name="t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4"><draw:frame draw:style-name="fr1" draw:name="Объект86" text:anchor-type="as-char" svg:y="-0.172in" svg:width="0.6346in" style:rel-width="scale" svg:height="0.2327in" style:rel-height="scale" draw:z-index="85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t9.B2" office:value-type="string">
            <text:p text:style-name="P46">№ ист.</text:p>
          </table:table-cell>
          <table:table-cell table:style-name="t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9.B2" table:number-columns-spanned="3" office:value-type="string">
            <text:p text:style-name="P34">Показания прибора, <text:s text:c="6"/><draw:frame draw:style-name="fr2" draw:name="Объект87" text:anchor-type="as-char" svg:width="0.5909in" style:rel-width="scale" svg:height="0.2335in" style:rel-height="scale" draw:z-index="86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covered-table-cell/>
          <table:covered-table-cell/>
          <table:table-cell table:style-name="t9.B2" office:value-type="string">
            <text:p text:style-name="P34"><draw:frame draw:style-name="fr2" draw:name="Объект88" text:anchor-type="as-char" svg:width="0.5909in" style:rel-width="scale" svg:height="0.2354in" style:rel-height="scale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t9.B2" office:value-type="string">
            <text:p text:style-name="P53"><text:span text:style-name="T93"><draw:frame draw:style-name="fr2" draw:name="Объект89" text:anchor-type="as-char" svg:width="0.3555in" style:rel-width="scale" svg:height="0.2091in" style:rel-height="scale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9.B2" office:value-type="string">
            <text:p text:style-name="P53"><text:span text:style-name="T93"><draw:frame draw:style-name="fr2" draw:name="Объект90" text:anchor-type="as-char" svg:width="0.3728in" style:rel-width="scale" svg:height="0.2091in" style:rel-height="scale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9.J2" office:value-type="string">
            <text:p text:style-name="P53"><text:span text:style-name="T93"><draw:frame draw:style-name="fr2" draw:name="Объект91" text:anchor-type="as-char" svg:width="0.3799in" style:rel-width="scale" svg:height="0.2091in" style:rel-height="scale" draw:z-index="9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1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1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ext:soft-page-break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99">при </text:span><text:span text:style-name="T9">измерени</text:span><text:span text:style-name="T99">и</text:span> плотности потока нейтронного излучения с БДКН-0<text:span text:style-name="T4">1</text:span> № <text:span text:style-name="T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24">φ</text:span><text:span text:style-name="T21">0</text:span><text:span text:style-name="T20">i</text:span> , с<text:span text:style-name="T15">-1</text:span>⋅см<text:span text:style-name="T15">-2</text:span></text:p>
            <text:p text:style-name="P9">№ источника</text:p>
            <text:p text:style-name="P10">(B(R))</text:p>
          </table:table-cell>
          <table:table-cell table:style-name="t10.B2" office:value-type="string">
            <text:p text:style-name="P6"><text:span text:style-name="T25">d</text:span>, <text:span text:style-name="T11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100"><draw:frame draw:style-name="fr2" draw:name="Объект163" text:anchor-type="as-char" svg:width="0.2071in" style:rel-width="scale" svg:height="0.2098in" style:rel-height="scale" draw:z-index="91"><draw:object xlink:href="./Object 156" xlink:type="simple" xlink:show="embed" xlink:actuate="onLoad"/><draw:image xlink:href="./ObjectReplacements/Object 156" xlink:type="simple" xlink:show="embed" xlink:actuate="onLoad"/><svg:desc>формула</svg:desc></draw:frame></text:span></text:span><text:span text:style-name="Основной_20_шрифт_20_абзаца"><text:span text:style-name="T43">,<text:line-break/></text:span></text:span><text:span text:style-name="Основной_20_шрифт_20_абзаца"><text:span text:style-name="T44">с</text:span></text:span><text:span text:style-name="Основной_20_шрифт_20_абзаца"><text:span text:style-name="T17">-1</text:span></text:span><text:span text:style-name="Основной_20_шрифт_20_абзаца"><text:span text:style-name="T44">⋅см</text:span></text:span><text:span text:style-name="Основной_20_шрифт_20_абзаца"><text:span text:style-name="T17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01"><draw:frame draw:style-name="fr2" draw:name="Объект161" text:anchor-type="as-char" svg:width="0.2071in" style:rel-width="scale" svg:height="0.2098in" style:rel-height="scale" draw:z-index="92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101"><draw:frame draw:style-name="fr1" draw:name="Объект162" text:anchor-type="as-char" svg:y="-0.1484in" svg:width="0.3445in" style:rel-width="scale" svg:height="0.2098in" style:rel-height="scale" draw:z-index="93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10.B2" office:value-type="string">
            <text:p text:style-name="P53"><text:span text:style-name="T93"><draw:frame draw:style-name="fr2" draw:name="Объект152" text:anchor-type="as-char" svg:width="0.3555in" style:rel-width="scale" svg:height="0.2091in" style:rel-height="scale" draw:z-index="94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0.B2" office:value-type="string">
            <text:p text:style-name="P53"><text:span text:style-name="T93"><draw:frame draw:style-name="fr2" draw:name="Объект153" text:anchor-type="as-char" svg:width="0.3728in" style:rel-width="scale" svg:height="0.2091in" style:rel-height="scale" draw:z-index="95"><draw:object xlink:href="./Object 160" xlink:type="simple" xlink:show="embed" xlink:actuate="onLoad"/><draw:image xlink:href="./ObjectReplacements/Object 16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0.J2" office:value-type="string">
            <text:p text:style-name="P53"><text:span text:style-name="T93"><draw:frame draw:style-name="fr2" draw:name="Объект154" text:anchor-type="as-char" svg:width="0.3799in" style:rel-width="scale" svg:height="0.2091in" style:rel-height="scale" draw:z-index="96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7">$<text:span text:style-name="T11">10</text:span>-00</text:p>
          </table:table-cell>
          <table:covered-table-cell/>
          <table:covered-table-cell/>
          <table:table-cell table:style-name="t10.C3" office:value-type="string">
            <text:p text:style-name="P7">$<text:span text:style-name="T11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1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1">-82</text:span></text:p>
          </table:table-cell>
          <table:table-cell table:style-name="t10.G3" office:value-type="string">
            <text:p text:style-name="P7">$<text:span text:style-name="T11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1">3</text:span></text:p>
          </table:table-cell>
          <table:table-cell table:style-name="t10.G3" office:value-type="string">
            <text:p text:style-name="P7">$10-7<text:span text:style-name="T11">3</text:span></text:p>
          </table:table-cell>
          <table:table-cell table:style-name="t10.G3" office:value-type="string">
            <text:p text:style-name="P7">$10<text:span text:style-name="T11">-83</text:span></text:p>
          </table:table-cell>
          <table:table-cell table:style-name="t10.G3" office:value-type="string">
            <text:p text:style-name="P7">$<text:span text:style-name="T11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1">4</text:span></text:p>
          </table:table-cell>
          <table:table-cell table:style-name="t10.C7" office:value-type="string">
            <text:p text:style-name="P7">$10-7<text:span text:style-name="T11">4</text:span></text:p>
          </table:table-cell>
          <table:table-cell table:style-name="t10.C7" office:value-type="string">
            <text:p text:style-name="P7">$10<text:span text:style-name="T11">-84</text:span></text:p>
          </table:table-cell>
          <table:table-cell table:style-name="t10.C7" office:value-type="string">
            <text:p text:style-name="P7">$<text:span text:style-name="T11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9">Определение основной относительной погрешности </text:span><text:span text:style-name="T11">при </text:span><text:span text:style-name="T9">измерени</text:span><text:span text:style-name="T11">и</text:span><text:span text:style-name="T9"> </text:span><text:span text:style-name="T11">мощности дозы</text:span><text:span text:style-name="T9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0">Мощность дозы<text:line-break/>в контрольной точке </text:p>
            <text:p text:style-name="P10"><draw:frame draw:style-name="fr1" draw:name="Объект164" text:anchor-type="as-char" svg:y="-0.172in" svg:width="0.3283in" style:rel-width="scale" svg:height="0.2335in" style:rel-height="scale" draw:z-index="97"><draw:object xlink:href="./Object 168" xlink:type="simple" xlink:show="embed" xlink:actuate="onLoad"/><draw:image xlink:href="./ObjectReplacements/Object 168" xlink:type="simple" xlink:show="embed" xlink:actuate="onLoad"/></draw:frame><text:span text:style-name="Основной_20_шрифт_20_абзаца"><text:span text:style-name="T102">(10)</text:span></text:span>, мкЗ<text:span text:style-name="T11">в/ч</text:span></text:p>
            <text:p text:style-name="P13"><text:span text:style-name="T46">№ источник</text:span><text:span text:style-name="T45">а</text:span></text:p>
            <text:p text:style-name="P10">(B(R))</text:p>
          </table:table-cell>
          <table:table-cell table:style-name="t11.B2" office:value-type="string">
            <text:p text:style-name="P6"><text:span text:style-name="T25">d</text:span>, <text:span text:style-name="T11">см</text:span></text:p>
          </table:table-cell>
          <table:table-cell table:style-name="t11.B2" table:number-columns-spanned="3" office:value-type="string">
            <text:p text:style-name="P20"><text:span text:style-name="Основной_20_шрифт_20_абзаца"><text:span text:style-name="T37"><draw:frame draw:style-name="fr1" draw:name="Объект155" text:anchor-type="as-char" svg:y="-0.172in" svg:width="0.2846in" style:rel-width="scale" svg:height="0.2335in" style:rel-height="scale" draw:z-index="98"><draw:object xlink:href="./Object 162" xlink:type="simple" xlink:show="embed" xlink:actuate="onLoad"/><draw:image xlink:href="./ObjectReplacements/Object 162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 <text:line-break/></text:span></text:span><text:span text:style-name="Основной_20_шрифт_20_абзаца"><text:span text:style-name="T39">мкЗв/ч</text:span></text:span></text:p>
          </table:table-cell>
          <table:covered-table-cell/>
          <table:covered-table-cell/>
          <table:table-cell table:style-name="t11.F2" office:value-type="string">
            <text:p text:style-name="P20"><text:span text:style-name="Основной_20_шрифт_20_абзаца"><text:span text:style-name="T37"><draw:frame draw:style-name="fr1" draw:name="Объект156" text:anchor-type="as-char" svg:y="-0.1752in" svg:width="0.2846in" style:rel-width="scale" svg:height="0.2354in" style:rel-height="scale" draw:z-index="99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11.F2" office:value-type="string">
            <text:p text:style-name="P20"><text:span text:style-name="Основной_20_шрифт_20_абзаца"><text:span text:style-name="T52">Ḣ</text:span></text:span><text:span text:style-name="Основной_20_шрифт_20_абзаца"><text:span text:style-name="T19">*</text:span></text:span><text:span text:style-name="Основной_20_шрифт_20_абзаца"><text:span text:style-name="T22">пр.</text:span></text:span><text:span text:style-name="Основной_20_шрифт_20_абзаца"><text:span text:style-name="T23">i </text:span></text:span><text:span text:style-name="Основной_20_шрифт_20_абзаца"><text:span text:style-name="T51">(10),</text:span></text:span><text:span text:style-name="Основной_20_шрифт_20_абзаца"><text:span text:style-name="T37"><text:line-break/></text:span></text:span><text:span text:style-name="Основной_20_шрифт_20_абзаца"><text:span text:style-name="T39">мкЗв/ч</text:span></text:span></text:p>
          </table:table-cell>
          <table:table-cell table:style-name="t11.B2" office:value-type="string">
            <text:p text:style-name="P53"><text:span text:style-name="T93"><draw:frame draw:style-name="fr2" draw:name="Объект158" text:anchor-type="as-char" svg:width="0.3555in" style:rel-width="scale" svg:height="0.2091in" style:rel-height="scale" draw:z-index="100"><draw:object xlink:href="./Object 165" xlink:type="simple" xlink:show="embed" xlink:actuate="onLoad"/><draw:image xlink:href="./ObjectReplacements/Object 165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1.B2" office:value-type="string">
            <text:p text:style-name="P53"><text:span text:style-name="T93"><draw:frame draw:style-name="fr2" draw:name="Объект159" text:anchor-type="as-char" svg:width="0.3728in" style:rel-width="scale" svg:height="0.2091in" style:rel-height="scale" draw:z-index="101"><draw:object xlink:href="./Object 166" xlink:type="simple" xlink:show="embed" xlink:actuate="onLoad"/><draw:image xlink:href="./ObjectReplacements/Object 166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1.J2" office:value-type="string">
            <text:p text:style-name="P53"><text:span text:style-name="T93"><draw:frame draw:style-name="fr2" draw:name="Объект160" text:anchor-type="as-char" svg:width="0.3799in" style:rel-width="scale" svg:height="0.2091in" style:rel-height="scale" draw:z-index="102"><draw:object xlink:href="./Object 167" xlink:type="simple" xlink:show="embed" xlink:actuate="onLoad"/><draw:image xlink:href="./ObjectReplacements/Object 167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7">$11-00</text:p>
          </table:table-cell>
          <table:covered-table-cell/>
          <table:covered-table-cell/>
          <table:table-cell table:style-name="t11.C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1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1">3</text:span></text:p>
          </table:table-cell>
          <table:table-cell table:style-name="t11.G3" office:value-type="string">
            <text:p text:style-name="P7">$11-7<text:span text:style-name="T11">3</text:span></text:p>
          </table:table-cell>
          <table:table-cell table:style-name="t11.G3" office:value-type="string">
            <text:p text:style-name="P7">$11-<text:span text:style-name="T11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1">4</text:span></text:p>
          </table:table-cell>
          <table:table-cell table:style-name="t11.C7" office:value-type="string">
            <text:p text:style-name="P7">$11-7<text:span text:style-name="T11">4</text:span></text:p>
          </table:table-cell>
          <table:table-cell table:style-name="t11.C7" office:value-type="string">
            <text:p text:style-name="P7">$11-<text:span text:style-name="T11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able:table-row>
          <table:table-cell table:style-name="t28.A1" table:number-columns-spanned="10" office:value-type="string">
            <text:p text:style-name="P29"><text:span text:style-name="T27">Определение основной относительной погрешности </text:span><text:span text:style-name="T28">при </text:span><text:span text:style-name="T27">измерени</text:span><text:span text:style-name="T28">и</text:span><text:span text:style-name="T27"> </text:span><text:span text:style-name="T28">мощности дозы</text:span><text:span text:style-name="T27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0">Мощность дозы<text:line-break/>в контрольной точке </text:p>
            <text:p text:style-name="P10"><draw:frame draw:style-name="fr1" draw:name="Объект157" text:anchor-type="as-char" svg:y="-0.172in" svg:width="0.3283in" style:rel-width="scale" svg:height="0.2335in" style:rel-height="scale" draw:z-index="103"><draw:object xlink:href="./Object 164" xlink:type="simple" xlink:show="embed" xlink:actuate="onLoad"/><draw:image xlink:href="./ObjectReplacements/Object 164" xlink:type="simple" xlink:show="embed" xlink:actuate="onLoad"/><svg:desc>формула</svg:desc></draw:frame><text:span text:style-name="Основной_20_шрифт_20_абзаца"><text:span text:style-name="T102">(10)</text:span></text:span>, мкЗ<text:span text:style-name="T11">в/ч</text:span></text:p>
            <text:p text:style-name="P13"><text:span text:style-name="T46">№ источник</text:span><text:span text:style-name="T45">а</text:span></text:p>
            <text:p text:style-name="P10">(B(R))</text:p>
          </table:table-cell>
          <table:table-cell table:style-name="t28.B2" office:value-type="string">
            <text:p text:style-name="P6"><text:span text:style-name="T25">d</text:span>, <text:span text:style-name="T11">см</text:span></text:p>
          </table:table-cell>
          <table:table-cell table:style-name="t28.B2" table:number-columns-spanned="3" office:value-type="string">
            <text:p text:style-name="P20"><text:span text:style-name="Основной_20_шрифт_20_абзаца"><text:span text:style-name="T37"><draw:frame draw:style-name="fr1" draw:name="Объект165" text:anchor-type="as-char" svg:y="-0.172in" svg:width="0.2846in" style:rel-width="scale" svg:height="0.2335in" style:rel-height="scale" draw:z-index="104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 <text:line-break/></text:span></text:span><text:span text:style-name="Основной_20_шрифт_20_абзаца"><text:span text:style-name="T39">мкЗв/ч</text:span></text:span></text:p>
          </table:table-cell>
          <table:covered-table-cell/>
          <table:covered-table-cell/>
          <table:table-cell table:style-name="t28.F2" office:value-type="string">
            <text:p text:style-name="P20"><text:span text:style-name="Основной_20_шрифт_20_абзаца"><text:span text:style-name="T37"><draw:frame draw:style-name="fr1" draw:name="Объект166" text:anchor-type="as-char" svg:y="-0.1752in" svg:width="0.2846in" style:rel-width="scale" svg:height="0.2354in" style:rel-height="scale" draw:z-index="105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28.F2" office:value-type="string">
            <text:p text:style-name="P20"><text:span text:style-name="Основной_20_шрифт_20_абзаца"><text:span text:style-name="T52">Ḣ</text:span></text:span><text:span text:style-name="Основной_20_шрифт_20_абзаца"><text:span text:style-name="T19">*</text:span></text:span><text:span text:style-name="Основной_20_шрифт_20_абзаца"><text:span text:style-name="T22">пр.</text:span></text:span><text:span text:style-name="Основной_20_шрифт_20_абзаца"><text:span text:style-name="T23">i 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28.B2" office:value-type="string">
            <text:p text:style-name="P53"><text:span text:style-name="T93"><draw:frame draw:style-name="fr2" draw:name="Объект167" text:anchor-type="as-char" svg:width="0.3555in" style:rel-width="scale" svg:height="0.2091in" style:rel-height="scale" draw:z-index="106"><draw:object xlink:href="./Object 171" xlink:type="simple" xlink:show="embed" xlink:actuate="onLoad"/><draw:image xlink:href="./ObjectReplacements/Object 17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8.B2" office:value-type="string">
            <text:p text:style-name="P53"><text:span text:style-name="T93"><draw:frame draw:style-name="fr2" draw:name="Объект168" text:anchor-type="as-char" svg:width="0.3728in" style:rel-width="scale" svg:height="0.2091in" style:rel-height="scale" draw:z-index="107"><draw:object xlink:href="./Object 172" xlink:type="simple" xlink:show="embed" xlink:actuate="onLoad"/><draw:image xlink:href="./ObjectReplacements/Object 172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8.J2" office:value-type="string">
            <text:p text:style-name="P53"><text:span text:style-name="T93"><draw:frame draw:style-name="fr2" draw:name="Объект169" text:anchor-type="as-char" svg:width="0.3799in" style:rel-width="scale" svg:height="0.2091in" style:rel-height="scale" draw:z-index="108"><draw:object xlink:href="./Object 173" xlink:type="simple" xlink:show="embed" xlink:actuate="onLoad"/><draw:image xlink:href="./ObjectReplacements/Object 17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7">$28-00</text:p>
          </table:table-cell>
          <table:covered-table-cell/>
          <table:covered-table-cell/>
          <table:table-cell table:style-name="t28.C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1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1">3</text:span></text:p>
          </table:table-cell>
          <table:table-cell table:style-name="t28.G3" office:value-type="string">
            <text:p text:style-name="P7">$28-7<text:span text:style-name="T11">3</text:span></text:p>
          </table:table-cell>
          <table:table-cell table:style-name="t28.G3" office:value-type="string">
            <text:p text:style-name="P7">$28-<text:span text:style-name="T11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1">4</text:span></text:p>
          </table:table-cell>
          <table:table-cell table:style-name="t28.C7" office:value-type="string">
            <text:p text:style-name="P7">$28-7<text:span text:style-name="T11">4</text:span></text:p>
          </table:table-cell>
          <table:table-cell table:style-name="t28.C7" office:value-type="string">
            <text:p text:style-name="P7">$28-<text:span text:style-name="T11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8"/>
        <table:table-column table:style-name="t27.J"/>
        <text:soft-page-break/>
        <table:table-row>
          <table:table-cell table:style-name="t27.A1" table:number-columns-spanned="10" office:value-type="string">
            <text:p text:style-name="P28"><text:span text:style-name="T9">Определение основной относительной погрешности при измерении плотности потока нейтронного излучения с БДКН-05 №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24">φ</text:span><text:span text:style-name="T21">0</text:span><text:span text:style-name="T20">i</text:span> , с<text:span text:style-name="T15">-1</text:span>⋅см<text:span text:style-name="T15">-2</text:span></text:p>
            <text:p text:style-name="P9">№ источника</text:p>
            <text:p text:style-name="P10">(B(R))</text:p>
          </table:table-cell>
          <table:table-cell table:style-name="t27.B2" office:value-type="string">
            <text:p text:style-name="P6"><text:span text:style-name="T25">d</text:span>, <text:span text:style-name="T11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100"><draw:frame draw:style-name="fr2" draw:name="Объект170" text:anchor-type="as-char" svg:width="0.2071in" style:rel-width="scale" svg:height="0.2098in" style:rel-height="scale" draw:z-index="115"><draw:object xlink:href="./Object 174" xlink:type="simple" xlink:show="embed" xlink:actuate="onLoad"/><draw:image xlink:href="./ObjectReplacements/Object 174" xlink:type="simple" xlink:show="embed" xlink:actuate="onLoad"/></draw:frame></text:span></text:span><text:span text:style-name="Основной_20_шрифт_20_абзаца"><text:span text:style-name="T43">,<text:line-break/></text:span></text:span><text:span text:style-name="Основной_20_шрифт_20_абзаца"><text:span text:style-name="T44">с</text:span></text:span><text:span text:style-name="Основной_20_шрифт_20_абзаца"><text:span text:style-name="T17">-1</text:span></text:span><text:span text:style-name="Основной_20_шрифт_20_абзаца"><text:span text:style-name="T44">⋅см</text:span></text:span><text:span text:style-name="Основной_20_шрифт_20_абзаца"><text:span text:style-name="T17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01"><draw:frame draw:style-name="fr2" draw:name="Объект171" text:anchor-type="as-char" svg:width="0.2071in" style:rel-width="scale" svg:height="0.2098in" style:rel-height="scale" draw:z-index="116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101"><draw:frame draw:style-name="fr1" draw:name="Объект172" text:anchor-type="as-char" svg:y="-0.1484in" svg:width="0.3445in" style:rel-width="scale" svg:height="0.2098in" style:rel-height="scale" draw:z-index="117"><draw:object xlink:href="./Object 176" xlink:type="simple" xlink:show="embed" xlink:actuate="onLoad"/><draw:image xlink:href="./ObjectReplacements/Object 176" xlink:type="simple" xlink:show="embed" xlink:actuate="onLoad"/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27.B2" office:value-type="string">
            <text:p text:style-name="P53"><text:span text:style-name="Основной_20_шрифт_20_абзаца"><text:span text:style-name="T94"><draw:frame draw:style-name="fr2" draw:name="Объект173" text:anchor-type="as-char" svg:width="0.3555in" style:rel-width="scale" svg:height="0.2091in" style:rel-height="scale" draw:z-index="118"><draw:object xlink:href="./Object 177" xlink:type="simple" xlink:show="embed" xlink:actuate="onLoad"/><draw:image xlink:href="./ObjectReplacements/Object 17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7.B2" office:value-type="string">
            <text:p text:style-name="P53"><text:span text:style-name="Основной_20_шрифт_20_абзаца"><text:span text:style-name="T94"><draw:frame draw:style-name="fr2" draw:name="Объект174" text:anchor-type="as-char" svg:width="0.3728in" style:rel-width="scale" svg:height="0.2091in" style:rel-height="scale" draw:z-index="119"><draw:object xlink:href="./Object 178" xlink:type="simple" xlink:show="embed" xlink:actuate="onLoad"/><draw:image xlink:href="./ObjectReplacements/Object 17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7.J2" office:value-type="string">
            <text:p text:style-name="P53"><text:span text:style-name="Основной_20_шрифт_20_абзаца"><text:span text:style-name="T94"><draw:frame draw:style-name="fr2" draw:name="Объект175" text:anchor-type="as-char" svg:width="0.3799in" style:rel-width="scale" svg:height="0.2091in" style:rel-height="scale" draw:z-index="120"><draw:object xlink:href="./Object 179" xlink:type="simple" xlink:show="embed" xlink:actuate="onLoad"/><draw:image xlink:href="./ObjectReplacements/Object 17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1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1">3</text:span></text:p>
          </table:table-cell>
          <table:table-cell table:style-name="t27.G3" office:value-type="string">
            <text:p text:style-name="P7">$27-7<text:span text:style-name="T11">3</text:span></text:p>
          </table:table-cell>
          <table:table-cell table:style-name="t27.G3" office:value-type="string">
            <text:p text:style-name="P7">$27-<text:span text:style-name="T11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1">4</text:span></text:p>
          </table:table-cell>
          <table:table-cell table:style-name="t27.C7" office:value-type="string">
            <text:p text:style-name="P7">$27-7<text:span text:style-name="T11">4</text:span></text:p>
          </table:table-cell>
          <table:table-cell table:style-name="t27.C7" office:value-type="string">
            <text:p text:style-name="P7">$27-<text:span text:style-name="T11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9"><text:span text:style-name="Основной_20_шрифт_20_абзаца"><text:span text:style-name="T35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5"> плотности потока</text:span></text:span><text:span text:style-name="Основной_20_шрифт_20_абзаца"><text:span text:style-name="T36"> </text:span></text:span><text:span text:style-name="Основной_20_шрифт_20_абзаца"><text:span text:style-name="T41">α</text:span></text:span><text:span text:style-name="Основной_20_шрифт_20_абзаца"><text:span text:style-name="T48">-</text:span></text:span><text:span text:style-name="Основной_20_шрифт_20_абзаца"><text:span text:style-name="T47">излучения</text:span></text:span><text:span text:style-name="Основной_20_шрифт_20_абзаца"><text:span text:style-name="T35"> с блоком БДПА-01 зав. №</text:span></text:span><text:span text:style-name="Основной_20_шрифт_20_абзаца"><text:span text:style-name="T34"> </text:span></text:span><text:span text:style-name="Основной_20_шрифт_20_абзаца"><text:span text:style-name="T35">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46"><draw:frame draw:style-name="fr2" draw:name="Объект111" text:anchor-type="as-char" svg:width="0.2693in" style:rel-width="scale" svg:height="0.2098in" style:rel-height="scale" draw:z-index="139"><draw:object xlink:href="./Object 94" xlink:type="simple" xlink:show="embed" xlink:actuate="onLoad"/><draw:image xlink:href="./ObjectReplacements/Object 9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2.B2" office:value-type="string">
            <text:p text:style-name="P46">№ ист.</text:p>
          </table:table-cell>
          <table:table-cell table:style-name="t12.B2" table:number-columns-spanned="3" office:value-type="string">
            <text:p text:style-name="P46"><draw:frame draw:style-name="fr2" draw:name="Объект112" text:anchor-type="as-char" svg:width="0.2071in" style:rel-width="scale" svg:height="0.2098in" style:rel-height="scale" draw:z-index="140"><draw:object xlink:href="./Object 95" xlink:type="simple" xlink:show="embed" xlink:actuate="onLoad"/><draw:image xlink:href="./ObjectReplacements/Object 9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2.B2" office:value-type="string">
            <text:p text:style-name="P46"><draw:frame draw:style-name="fr2" draw:name="Объект113" text:anchor-type="as-char" svg:width="0.2071in" style:rel-width="scale" svg:height="0.2098in" style:rel-height="scale" draw:z-index="141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2.B2" office:value-type="string">
            <text:p text:style-name="P53"><text:span text:style-name="Основной_20_шрифт_20_абзаца"><text:span text:style-name="T94"><draw:frame draw:style-name="fr2" draw:name="Объект114" text:anchor-type="as-char" svg:width="0.3555in" style:rel-width="scale" svg:height="0.2098in" style:rel-height="scale" draw:z-index="142"><draw:object xlink:href="./Object 97" xlink:type="simple" xlink:show="embed" xlink:actuate="onLoad"/><draw:image xlink:href="./ObjectReplacements/Object 9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2.B2" office:value-type="string">
            <text:p text:style-name="P53"><text:span text:style-name="Основной_20_шрифт_20_абзаца"><text:span text:style-name="T94"><draw:frame draw:style-name="fr2" draw:name="Объект115" text:anchor-type="as-char" svg:width="0.3728in" style:rel-width="scale" svg:height="0.2098in" style:rel-height="scale" draw:z-index="143"><draw:object xlink:href="./Object 98" xlink:type="simple" xlink:show="embed" xlink:actuate="onLoad"/><draw:image xlink:href="./ObjectReplacements/Object 9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2.I2" office:value-type="string">
            <text:p text:style-name="P53"><text:span text:style-name="Основной_20_шрифт_20_абзаца"><text:span text:style-name="T94"><draw:frame draw:style-name="fr2" draw:name="Объект116" text:anchor-type="as-char" svg:width="0.3799in" style:rel-width="scale" svg:height="0.2098in" style:rel-height="scale" draw:z-index="144"><draw:object xlink:href="./Object 99" xlink:type="simple" xlink:show="embed" xlink:actuate="onLoad"/><draw:image xlink:href="./ObjectReplacements/Object 9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2.A3" office:value-type="string">
            <text:p text:style-name="P22">$12-90</text:p>
          </table:table-cell>
          <table:table-cell table:style-name="t12.B3" office:value-type="string">
            <text:p text:style-name="P23">$12-30</text:p>
          </table:table-cell>
          <table:table-cell table:style-name="t12.B3" office:value-type="string">
            <text:p text:style-name="P21">$12-60</text:p>
          </table:table-cell>
          <table:table-cell table:style-name="t12.B3" office:value-type="string">
            <text:p text:style-name="P21">$12-70</text:p>
          </table:table-cell>
          <table:table-cell table:style-name="t12.B3" office:value-type="string">
            <text:p text:style-name="P21">$12-80</text:p>
          </table:table-cell>
          <table:table-cell table:style-name="t12.B3" office:value-type="string">
            <text:p text:style-name="P21">$12-00</text:p>
          </table:table-cell>
          <table:table-cell table:style-name="t12.B3" office:value-type="string">
            <text:p text:style-name="P21">$12-10</text:p>
          </table:table-cell>
          <table:table-cell table:style-name="t12.B3" office:value-type="string">
            <text:p text:style-name="P21">$12-20</text:p>
          </table:table-cell>
          <table:table-cell table:style-name="t12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2.A3" office:value-type="string">
            <text:p text:style-name="P22">$12-91</text:p>
          </table:table-cell>
          <table:table-cell table:style-name="t12.B3" office:value-type="string">
            <text:p text:style-name="P23">$12-31</text:p>
          </table:table-cell>
          <table:table-cell table:style-name="t12.B3" office:value-type="string">
            <text:p text:style-name="P21">$12-61</text:p>
          </table:table-cell>
          <table:table-cell table:style-name="t12.B3" office:value-type="string">
            <text:p text:style-name="P21">$12-71</text:p>
          </table:table-cell>
          <table:table-cell table:style-name="t12.B3" office:value-type="string">
            <text:p text:style-name="P21">$12-81</text:p>
          </table:table-cell>
          <table:table-cell table:style-name="t12.B3" office:value-type="string">
            <text:p text:style-name="P21">$12-01</text:p>
          </table:table-cell>
          <table:table-cell table:style-name="t12.B3" office:value-type="string">
            <text:p text:style-name="P21">$12-11</text:p>
          </table:table-cell>
          <table:table-cell table:style-name="t12.B3" office:value-type="string">
            <text:p text:style-name="P21">$12-21</text:p>
          </table:table-cell>
          <table:covered-table-cell/>
        </table:table-row>
        <table:table-row>
          <table:table-cell table:style-name="t12.A3" office:value-type="string">
            <text:p text:style-name="P22">$12-92</text:p>
          </table:table-cell>
          <table:table-cell table:style-name="t12.B3" office:value-type="string">
            <text:p text:style-name="P23">$12-32</text:p>
          </table:table-cell>
          <table:table-cell table:style-name="t12.B3" office:value-type="string">
            <text:p text:style-name="P21">$12-62</text:p>
          </table:table-cell>
          <table:table-cell table:style-name="t12.B3" office:value-type="string">
            <text:p text:style-name="P21">$12-72</text:p>
          </table:table-cell>
          <table:table-cell table:style-name="t12.B3" office:value-type="string">
            <text:p text:style-name="P21">$12-82</text:p>
          </table:table-cell>
          <table:table-cell table:style-name="t12.B3" office:value-type="string">
            <text:p text:style-name="P21">$12-02</text:p>
          </table:table-cell>
          <table:table-cell table:style-name="t12.B3" office:value-type="string">
            <text:p text:style-name="P21">$12-12</text:p>
          </table:table-cell>
          <table:table-cell table:style-name="t12.B3" office:value-type="string">
            <text:p text:style-name="P21">$12-22</text:p>
          </table:table-cell>
          <table:covered-table-cell/>
        </table:table-row>
        <table:table-row>
          <table:table-cell table:style-name="t12.A6" office:value-type="string">
            <text:p text:style-name="P22">$12-93</text:p>
          </table:table-cell>
          <table:table-cell table:style-name="t12.B6" office:value-type="string">
            <text:p text:style-name="P23">$12-33</text:p>
          </table:table-cell>
          <table:table-cell table:style-name="t12.B6" office:value-type="string">
            <text:p text:style-name="P21">$12-63</text:p>
          </table:table-cell>
          <table:table-cell table:style-name="t12.B6" office:value-type="string">
            <text:p text:style-name="P21">$12-73</text:p>
          </table:table-cell>
          <table:table-cell table:style-name="t12.B6" office:value-type="string">
            <text:p text:style-name="P21">$12-83</text:p>
          </table:table-cell>
          <table:table-cell table:style-name="t12.B6" office:value-type="string">
            <text:p text:style-name="P21">$12-03</text:p>
          </table:table-cell>
          <table:table-cell table:style-name="t12.B6" office:value-type="string">
            <text:p text:style-name="P21">$12-13</text:p>
          </table:table-cell>
          <table:table-cell table:style-name="t12.B6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α</text:span></text:span><text:span text:style-name="Основной_20_шрифт_20_абзаца"><text:span text:style-name="T49">-злучения</text:span></text:span><text:span text:style-name="Основной_20_шрифт_20_абзаца"><text:span text:style-name="T34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46"><draw:frame draw:style-name="fr2" draw:name="Объект110" text:anchor-type="as-char" svg:width="0.2693in" style:rel-width="scale" svg:height="0.2098in" style:rel-height="scale" draw:z-index="109"><draw:object xlink:href="./Object 100" xlink:type="simple" xlink:show="embed" xlink:actuate="onLoad"/><draw:image xlink:href="./ObjectReplacements/Object 100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3.B2" office:value-type="string">
            <text:p text:style-name="P46">№ ист.</text:p>
          </table:table-cell>
          <table:table-cell table:style-name="t13.B2" table:number-columns-spanned="3" office:value-type="string">
            <text:p text:style-name="P46"><draw:frame draw:style-name="fr2" draw:name="Объект117" text:anchor-type="as-char" svg:width="0.2071in" style:rel-width="scale" svg:height="0.2098in" style:rel-height="scale" draw:z-index="110"><draw:object xlink:href="./Object 101" xlink:type="simple" xlink:show="embed" xlink:actuate="onLoad"/><draw:image xlink:href="./ObjectReplacements/Object 101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3.B2" office:value-type="string">
            <text:p text:style-name="P46"><draw:frame draw:style-name="fr2" draw:name="Объект118" text:anchor-type="as-char" svg:width="0.2071in" style:rel-width="scale" svg:height="0.2098in" style:rel-height="scale" draw:z-index="111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3.B2" office:value-type="string">
            <text:p text:style-name="P53"><text:span text:style-name="Основной_20_шрифт_20_абзаца"><text:span text:style-name="T94"><draw:frame draw:style-name="fr2" draw:name="Объект119" text:anchor-type="as-char" svg:width="0.3555in" style:rel-width="scale" svg:height="0.2098in" style:rel-height="scale" draw:z-index="112"><draw:object xlink:href="./Object 103" xlink:type="simple" xlink:show="embed" xlink:actuate="onLoad"/><draw:image xlink:href="./ObjectReplacements/Object 10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3.B2" office:value-type="string">
            <text:p text:style-name="P53"><text:span text:style-name="Основной_20_шрифт_20_абзаца"><text:span text:style-name="T94"><draw:frame draw:style-name="fr2" draw:name="Объект120" text:anchor-type="as-char" svg:width="0.3728in" style:rel-width="scale" svg:height="0.2098in" style:rel-height="scale" draw:z-index="113"><draw:object xlink:href="./Object 104" xlink:type="simple" xlink:show="embed" xlink:actuate="onLoad"/><draw:image xlink:href="./ObjectReplacements/Object 10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3.I2" office:value-type="string">
            <text:p text:style-name="P53"><text:span text:style-name="Основной_20_шрифт_20_абзаца"><text:span text:style-name="T94"><draw:frame draw:style-name="fr2" draw:name="Объект121" text:anchor-type="as-char" svg:width="0.3799in" style:rel-width="scale" svg:height="0.2098in" style:rel-height="scale" draw:z-index="114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3.A3" office:value-type="string">
            <text:p text:style-name="P22">$13-90</text:p>
          </table:table-cell>
          <table:table-cell table:style-name="t13.B3" office:value-type="string">
            <text:p text:style-name="P21">$1<text:span text:style-name="T11">3</text:span>-<text:span text:style-name="T4">3</text:span>0</text:p>
          </table:table-cell>
          <table:table-cell table:style-name="t13.B3" office:value-type="string">
            <text:p text:style-name="P21">$13-60</text:p>
          </table:table-cell>
          <table:table-cell table:style-name="t13.B3" office:value-type="string">
            <text:p text:style-name="P21">$13-70</text:p>
          </table:table-cell>
          <table:table-cell table:style-name="t13.B3" office:value-type="string">
            <text:p text:style-name="P21">$13-80</text:p>
          </table:table-cell>
          <table:table-cell table:style-name="t13.B3" office:value-type="string">
            <text:p text:style-name="P21">$13-00</text:p>
          </table:table-cell>
          <table:table-cell table:style-name="t13.B3" office:value-type="string">
            <text:p text:style-name="P21">$13-10</text:p>
          </table:table-cell>
          <table:table-cell table:style-name="t13.B3" office:value-type="string">
            <text:p text:style-name="P21">$13-20</text:p>
          </table:table-cell>
          <table:table-cell table:style-name="t13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3.A3" office:value-type="string">
            <text:p text:style-name="P21">$13-<text:span text:style-name="T4">9</text:span>1</text:p>
          </table:table-cell>
          <table:table-cell table:style-name="t13.B3" office:value-type="string">
            <text:p text:style-name="P21">$1<text:span text:style-name="T11">3</text:span>-<text:span text:style-name="T4">3</text:span>1</text:p>
          </table:table-cell>
          <table:table-cell table:style-name="t13.B3" office:value-type="string">
            <text:p text:style-name="P21">$13-61</text:p>
          </table:table-cell>
          <table:table-cell table:style-name="t13.B3" office:value-type="string">
            <text:p text:style-name="P21">$13-71</text:p>
          </table:table-cell>
          <table:table-cell table:style-name="t13.B3" office:value-type="string">
            <text:p text:style-name="P21">$13-81</text:p>
          </table:table-cell>
          <table:table-cell table:style-name="t13.B3" office:value-type="string">
            <text:p text:style-name="P21">$13-01</text:p>
          </table:table-cell>
          <table:table-cell table:style-name="t13.B3" office:value-type="string">
            <text:p text:style-name="P21">$13-11</text:p>
          </table:table-cell>
          <table:table-cell table:style-name="t13.B3" office:value-type="string">
            <text:p text:style-name="P21">$13-21</text:p>
          </table:table-cell>
          <table:covered-table-cell/>
        </table:table-row>
        <table:table-row>
          <table:table-cell table:style-name="t13.A3" office:value-type="string">
            <text:p text:style-name="P22">$13-92</text:p>
          </table:table-cell>
          <table:table-cell table:style-name="t13.B3" office:value-type="string">
            <text:p text:style-name="P22">$1<text:span text:style-name="T11">3</text:span>-32</text:p>
          </table:table-cell>
          <table:table-cell table:style-name="t13.B3" office:value-type="string">
            <text:p text:style-name="P21">$13-62</text:p>
          </table:table-cell>
          <table:table-cell table:style-name="t13.B3" office:value-type="string">
            <text:p text:style-name="P21">$13-72</text:p>
          </table:table-cell>
          <table:table-cell table:style-name="t13.B3" office:value-type="string">
            <text:p text:style-name="P21">$13-82</text:p>
          </table:table-cell>
          <table:table-cell table:style-name="t13.B3" office:value-type="string">
            <text:p text:style-name="P21">$13-02</text:p>
          </table:table-cell>
          <table:table-cell table:style-name="t13.B3" office:value-type="string">
            <text:p text:style-name="P21">$13-12</text:p>
          </table:table-cell>
          <table:table-cell table:style-name="t13.B3" office:value-type="string">
            <text:p text:style-name="P21">$13-22</text:p>
          </table:table-cell>
          <table:covered-table-cell/>
        </table:table-row>
        <table:table-row>
          <table:table-cell table:style-name="t13.A6" office:value-type="string">
            <text:p text:style-name="P22">$13-93</text:p>
          </table:table-cell>
          <table:table-cell table:style-name="t13.B6" office:value-type="string">
            <text:p text:style-name="P22">$1<text:span text:style-name="T11">3</text:span>-33</text:p>
          </table:table-cell>
          <table:table-cell table:style-name="t13.B6" office:value-type="string">
            <text:p text:style-name="P21">$13-63</text:p>
          </table:table-cell>
          <table:table-cell table:style-name="t13.B6" office:value-type="string">
            <text:p text:style-name="P21">$13-73</text:p>
          </table:table-cell>
          <table:table-cell table:style-name="t13.B6" office:value-type="string">
            <text:p text:style-name="P21">$13-83</text:p>
          </table:table-cell>
          <table:table-cell table:style-name="t13.B6" office:value-type="string">
            <text:p text:style-name="P21">$13-03</text:p>
          </table:table-cell>
          <table:table-cell table:style-name="t13.B6" office:value-type="string">
            <text:p text:style-name="P21">$13-13</text:p>
          </table:table-cell>
          <table:table-cell table:style-name="t13.B6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able:table-row>
          <table:table-cell table:style-name="t25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α</text:span></text:span><text:span text:style-name="Основной_20_шрифт_20_абзаца"><text:span text:style-name="T49">-злучения</text:span></text:span><text:span text:style-name="Основной_20_шрифт_20_абзаца"><text:span text:style-name="T34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46"><draw:frame draw:style-name="fr2" draw:name="Объект122" text:anchor-type="as-char" svg:width="0.2693in" style:rel-width="scale" svg:height="0.2098in" style:rel-height="scale" draw:z-index="121"><draw:object xlink:href="./Object 106" xlink:type="simple" xlink:show="embed" xlink:actuate="onLoad"/><draw:image xlink:href="./ObjectReplacements/Object 106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5.B2" office:value-type="string">
            <text:p text:style-name="P46">№ ист.</text:p>
          </table:table-cell>
          <table:table-cell table:style-name="t25.B2" table:number-columns-spanned="3" office:value-type="string">
            <text:p text:style-name="P46"><draw:frame draw:style-name="fr2" draw:name="Объект123" text:anchor-type="as-char" svg:width="0.2071in" style:rel-width="scale" svg:height="0.2098in" style:rel-height="scale" draw:z-index="122"><draw:object xlink:href="./Object 107" xlink:type="simple" xlink:show="embed" xlink:actuate="onLoad"/><draw:image xlink:href="./ObjectReplacements/Object 107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5.B2" office:value-type="string">
            <text:p text:style-name="P46"><draw:frame draw:style-name="fr2" draw:name="Объект124" text:anchor-type="as-char" svg:width="0.2071in" style:rel-width="scale" svg:height="0.2098in" style:rel-height="scale" draw:z-index="123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5.B2" office:value-type="string">
            <text:p text:style-name="P53"><text:span text:style-name="Основной_20_шрифт_20_абзаца"><text:span text:style-name="T94"><draw:frame draw:style-name="fr2" draw:name="Объект125" text:anchor-type="as-char" svg:width="0.3555in" style:rel-width="scale" svg:height="0.2098in" style:rel-height="scale" draw:z-index="124"><draw:object xlink:href="./Object 109" xlink:type="simple" xlink:show="embed" xlink:actuate="onLoad"/><draw:image xlink:href="./ObjectReplacements/Object 10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5.B2" office:value-type="string">
            <text:p text:style-name="P53"><text:span text:style-name="Основной_20_шрифт_20_абзаца"><text:span text:style-name="T94"><draw:frame draw:style-name="fr2" draw:name="Объект126" text:anchor-type="as-char" svg:width="0.3728in" style:rel-width="scale" svg:height="0.2098in" style:rel-height="scale" draw:z-index="125"><draw:object xlink:href="./Object 110" xlink:type="simple" xlink:show="embed" xlink:actuate="onLoad"/><draw:image xlink:href="./ObjectReplacements/Object 110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5.I2" office:value-type="string">
            <text:p text:style-name="P53"><text:span text:style-name="Основной_20_шрифт_20_абзаца"><text:span text:style-name="T94"><draw:frame draw:style-name="fr2" draw:name="Объект127" text:anchor-type="as-char" svg:width="0.3799in" style:rel-width="scale" svg:height="0.2098in" style:rel-height="scale" draw:z-index="126"><draw:object xlink:href="./Object 111" xlink:type="simple" xlink:show="embed" xlink:actuate="onLoad"/><draw:image xlink:href="./ObjectReplacements/Object 11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5.A3" office:value-type="string">
            <text:p text:style-name="P22">$25-90</text:p>
          </table:table-cell>
          <table:table-cell table:style-name="t25.B3" office:value-type="string">
            <text:p text:style-name="P21">$<text:span text:style-name="T11">25</text:span>-<text:span text:style-name="T4">3</text:span>0</text:p>
          </table:table-cell>
          <table:table-cell table:style-name="t25.B3" office:value-type="string">
            <text:p text:style-name="P21">$25-60</text:p>
          </table:table-cell>
          <table:table-cell table:style-name="t25.B3" office:value-type="string">
            <text:p text:style-name="P21">$25-70</text:p>
          </table:table-cell>
          <table:table-cell table:style-name="t25.B3" office:value-type="string">
            <text:p text:style-name="P21">$25-80</text:p>
          </table:table-cell>
          <table:table-cell table:style-name="t25.B3" office:value-type="string">
            <text:p text:style-name="P21">$25-00</text:p>
          </table:table-cell>
          <table:table-cell table:style-name="t25.B3" office:value-type="string">
            <text:p text:style-name="P21">$25-10</text:p>
          </table:table-cell>
          <table:table-cell table:style-name="t25.B3" office:value-type="string">
            <text:p text:style-name="P21">$25-20</text:p>
          </table:table-cell>
          <table:table-cell table:style-name="t25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25.A3" office:value-type="string">
            <text:p text:style-name="P21">$25-<text:span text:style-name="T4">9</text:span>1</text:p>
          </table:table-cell>
          <table:table-cell table:style-name="t25.B3" office:value-type="string">
            <text:p text:style-name="P23">$25-31</text:p>
          </table:table-cell>
          <table:table-cell table:style-name="t25.B3" office:value-type="string">
            <text:p text:style-name="P21">$25-61</text:p>
          </table:table-cell>
          <table:table-cell table:style-name="t25.B3" office:value-type="string">
            <text:p text:style-name="P21">$25-71</text:p>
          </table:table-cell>
          <table:table-cell table:style-name="t25.B3" office:value-type="string">
            <text:p text:style-name="P21">$25-81</text:p>
          </table:table-cell>
          <table:table-cell table:style-name="t25.B3" office:value-type="string">
            <text:p text:style-name="P21">$25-01</text:p>
          </table:table-cell>
          <table:table-cell table:style-name="t25.B3" office:value-type="string">
            <text:p text:style-name="P21">$25-11</text:p>
          </table:table-cell>
          <table:table-cell table:style-name="t25.B3" office:value-type="string">
            <text:p text:style-name="P21">$25-21</text:p>
          </table:table-cell>
          <table:covered-table-cell/>
        </table:table-row>
        <table:table-row>
          <table:table-cell table:style-name="t25.A3" office:value-type="string">
            <text:p text:style-name="P22">$25-92</text:p>
          </table:table-cell>
          <table:table-cell table:style-name="t25.B3" office:value-type="string">
            <text:p text:style-name="P22">$<text:span text:style-name="T11">25</text:span>-32</text:p>
          </table:table-cell>
          <table:table-cell table:style-name="t25.B3" office:value-type="string">
            <text:p text:style-name="P21">$25-62</text:p>
          </table:table-cell>
          <table:table-cell table:style-name="t25.B3" office:value-type="string">
            <text:p text:style-name="P21">$25-72</text:p>
          </table:table-cell>
          <table:table-cell table:style-name="t25.B3" office:value-type="string">
            <text:p text:style-name="P21">$25-82</text:p>
          </table:table-cell>
          <table:table-cell table:style-name="t25.B3" office:value-type="string">
            <text:p text:style-name="P21">$25-02</text:p>
          </table:table-cell>
          <table:table-cell table:style-name="t25.B3" office:value-type="string">
            <text:p text:style-name="P21">$25-12</text:p>
          </table:table-cell>
          <table:table-cell table:style-name="t25.B3" office:value-type="string">
            <text:p text:style-name="P21">$25-22</text:p>
          </table:table-cell>
          <table:covered-table-cell/>
        </table:table-row>
        <table:table-row>
          <table:table-cell table:style-name="t25.A6" office:value-type="string">
            <text:p text:style-name="P22">$25-93</text:p>
          </table:table-cell>
          <table:table-cell table:style-name="t25.B6" office:value-type="string">
            <text:p text:style-name="P23">$25-33</text:p>
          </table:table-cell>
          <table:table-cell table:style-name="t25.B6" office:value-type="string">
            <text:p text:style-name="P21">$25-63</text:p>
          </table:table-cell>
          <table:table-cell table:style-name="t25.B6" office:value-type="string">
            <text:p text:style-name="P21">$25-73</text:p>
          </table:table-cell>
          <table:table-cell table:style-name="t25.B6" office:value-type="string">
            <text:p text:style-name="P21">$25-83</text:p>
          </table:table-cell>
          <table:table-cell table:style-name="t25.B6" office:value-type="string">
            <text:p text:style-name="P21">$25-03</text:p>
          </table:table-cell>
          <table:table-cell table:style-name="t25.B6" office:value-type="string">
            <text:p text:style-name="P21">$25-13</text:p>
          </table:table-cell>
          <table:table-cell table:style-name="t25.B6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46"><draw:frame draw:style-name="fr2" draw:name="Объект92" text:anchor-type="as-char" svg:width="0.2693in" style:rel-width="scale" svg:height="0.2098in" style:rel-height="scale" draw:z-index="127"><draw:object xlink:href="./Object 114" xlink:type="simple" xlink:show="embed" xlink:actuate="onLoad"/><draw:image xlink:href="./ObjectReplacements/Object 11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4.B2" office:value-type="string">
            <text:p text:style-name="P46">№ ист.</text:p>
          </table:table-cell>
          <table:table-cell table:style-name="t14.B2" table:number-columns-spanned="3" office:value-type="string">
            <text:p text:style-name="P46"><draw:frame draw:style-name="fr2" draw:name="Объект93" text:anchor-type="as-char" svg:width="0.2071in" style:rel-width="scale" svg:height="0.2098in" style:rel-height="scale" draw:z-index="128"><draw:object xlink:href="./Object 115" xlink:type="simple" xlink:show="embed" xlink:actuate="onLoad"/><draw:image xlink:href="./ObjectReplacements/Object 11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4.B2" office:value-type="string">
            <text:p text:style-name="P46"><draw:frame draw:style-name="fr2" draw:name="Объект94" text:anchor-type="as-char" svg:width="0.2071in" style:rel-width="scale" svg:height="0.2098in" style:rel-height="scale" draw:z-index="129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4.B2" office:value-type="string">
            <text:p text:style-name="P53"><text:span text:style-name="Основной_20_шрифт_20_абзаца"><text:span text:style-name="T94"><draw:frame draw:style-name="fr2" draw:name="Объект95" text:anchor-type="as-char" svg:width="0.3555in" style:rel-width="scale" svg:height="0.2098in" style:rel-height="scale" draw:z-index="130"><draw:object xlink:href="./Object 117" xlink:type="simple" xlink:show="embed" xlink:actuate="onLoad"/><draw:image xlink:href="./ObjectReplacements/Object 11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4.B2" office:value-type="string">
            <text:p text:style-name="P53"><text:span text:style-name="Основной_20_шрифт_20_абзаца"><text:span text:style-name="T94"><draw:frame draw:style-name="fr2" draw:name="Объект96" text:anchor-type="as-char" svg:width="0.3728in" style:rel-width="scale" svg:height="0.2098in" style:rel-height="scale" draw:z-index="131"><draw:object xlink:href="./Object 118" xlink:type="simple" xlink:show="embed" xlink:actuate="onLoad"/><draw:image xlink:href="./ObjectReplacements/Object 11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4.I2" office:value-type="string">
            <text:p text:style-name="P53"><text:span text:style-name="Основной_20_шрифт_20_абзаца"><text:span text:style-name="T94"><draw:frame draw:style-name="fr2" draw:name="Объект97" text:anchor-type="as-char" svg:width="0.3799in" style:rel-width="scale" svg:height="0.2098in" style:rel-height="scale" draw:z-index="132"><draw:object xlink:href="./Object 119" xlink:type="simple" xlink:show="embed" xlink:actuate="onLoad"/><draw:image xlink:href="./ObjectReplacements/Object 11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4.A3" office:value-type="string">
            <text:p text:style-name="P21">$14-<text:span text:style-name="T4">9</text:span>0</text:p>
          </table:table-cell>
          <table:table-cell table:style-name="t14.B3" office:value-type="string">
            <text:p text:style-name="P21">$14-<text:span text:style-name="T4">3</text:span>0</text:p>
          </table:table-cell>
          <table:table-cell table:style-name="t14.B3" office:value-type="string">
            <text:p text:style-name="P21">$14-60</text:p>
          </table:table-cell>
          <table:table-cell table:style-name="t14.B3" office:value-type="string">
            <text:p text:style-name="P21">$14-70</text:p>
          </table:table-cell>
          <table:table-cell table:style-name="t14.B3" office:value-type="string">
            <text:p text:style-name="P21">$14-80</text:p>
          </table:table-cell>
          <table:table-cell table:style-name="t14.B3" office:value-type="string">
            <text:p text:style-name="P21">$14-00</text:p>
          </table:table-cell>
          <table:table-cell table:style-name="t14.B3" office:value-type="string">
            <text:p text:style-name="P21">$14-10</text:p>
          </table:table-cell>
          <table:table-cell table:style-name="t14.B3" office:value-type="string">
            <text:p text:style-name="P21">$14-20</text:p>
          </table:table-cell>
          <table:table-cell table:style-name="t14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14.A3" office:value-type="string">
            <text:p text:style-name="P22">$14-91</text:p>
          </table:table-cell>
          <table:table-cell table:style-name="t14.B3" office:value-type="string">
            <text:p text:style-name="P21">$14-<text:span text:style-name="T4">3</text:span>1</text:p>
          </table:table-cell>
          <table:table-cell table:style-name="t14.B3" office:value-type="string">
            <text:p text:style-name="P21">$14-61</text:p>
          </table:table-cell>
          <table:table-cell table:style-name="t14.B3" office:value-type="string">
            <text:p text:style-name="P21">$14-71</text:p>
          </table:table-cell>
          <table:table-cell table:style-name="t14.B3" office:value-type="string">
            <text:p text:style-name="P21">$14-81</text:p>
          </table:table-cell>
          <table:table-cell table:style-name="t14.B3" office:value-type="string">
            <text:p text:style-name="P21">$14-01</text:p>
          </table:table-cell>
          <table:table-cell table:style-name="t14.B3" office:value-type="string">
            <text:p text:style-name="P21">$14-11</text:p>
          </table:table-cell>
          <table:table-cell table:style-name="t14.B3" office:value-type="string">
            <text:p text:style-name="P21">$14-21</text:p>
          </table:table-cell>
          <table:covered-table-cell/>
        </table:table-row>
        <table:table-row>
          <table:table-cell table:style-name="t14.A3" office:value-type="string">
            <text:p text:style-name="P22">$14-92</text:p>
          </table:table-cell>
          <table:table-cell table:style-name="t14.B3" office:value-type="string">
            <text:p text:style-name="P22">$14-32</text:p>
          </table:table-cell>
          <table:table-cell table:style-name="t14.B3" office:value-type="string">
            <text:p text:style-name="P21">$14-62</text:p>
          </table:table-cell>
          <table:table-cell table:style-name="t14.B3" office:value-type="string">
            <text:p text:style-name="P21">$14-72</text:p>
          </table:table-cell>
          <table:table-cell table:style-name="t14.B3" office:value-type="string">
            <text:p text:style-name="P21">$14-82</text:p>
          </table:table-cell>
          <table:table-cell table:style-name="t14.B3" office:value-type="string">
            <text:p text:style-name="P21">$14-02</text:p>
          </table:table-cell>
          <table:table-cell table:style-name="t14.B3" office:value-type="string">
            <text:p text:style-name="P21">$14-12</text:p>
          </table:table-cell>
          <table:table-cell table:style-name="t14.B3" office:value-type="string">
            <text:p text:style-name="P21">$14-22</text:p>
          </table:table-cell>
          <table:covered-table-cell/>
        </table:table-row>
        <table:table-row>
          <table:table-cell table:style-name="t14.A3" office:value-type="string">
            <text:p text:style-name="P21">$14-<text:span text:style-name="T4">9</text:span>3</text:p>
          </table:table-cell>
          <table:table-cell table:style-name="t14.B3" office:value-type="string">
            <text:p text:style-name="P22">$14-33</text:p>
          </table:table-cell>
          <table:table-cell table:style-name="t14.B3" office:value-type="string">
            <text:p text:style-name="P21">$14-63</text:p>
          </table:table-cell>
          <table:table-cell table:style-name="t14.B3" office:value-type="string">
            <text:p text:style-name="P21">$14-73</text:p>
          </table:table-cell>
          <table:table-cell table:style-name="t14.B3" office:value-type="string">
            <text:p text:style-name="P21">$14-83</text:p>
          </table:table-cell>
          <table:table-cell table:style-name="t14.B3" office:value-type="string">
            <text:p text:style-name="P21">$14-03</text:p>
          </table:table-cell>
          <table:table-cell table:style-name="t14.B3" office:value-type="string">
            <text:p text:style-name="P21">$14-13</text:p>
          </table:table-cell>
          <table:table-cell table:style-name="t14.B3" office:value-type="string">
            <text:p text:style-name="P21">$14-23</text:p>
          </table:table-cell>
          <table:covered-table-cell/>
        </table:table-row>
        <table:table-row>
          <table:table-cell table:style-name="t14.A7" office:value-type="string">
            <text:p text:style-name="P21">$14-<text:span text:style-name="T4">9</text:span>4</text:p>
          </table:table-cell>
          <table:table-cell table:style-name="t14.B7" office:value-type="string">
            <text:p text:style-name="P21">$14-<text:span text:style-name="T4">3</text:span>4</text:p>
          </table:table-cell>
          <table:table-cell table:style-name="t14.B7" office:value-type="string">
            <text:p text:style-name="P21">$14-64</text:p>
          </table:table-cell>
          <table:table-cell table:style-name="t14.B7" office:value-type="string">
            <text:p text:style-name="P21">$14-74</text:p>
          </table:table-cell>
          <table:table-cell table:style-name="t14.B7" office:value-type="string">
            <text:p text:style-name="P21">$14-84</text:p>
          </table:table-cell>
          <table:table-cell table:style-name="t14.B7" office:value-type="string">
            <text:p text:style-name="P21">$14-04</text:p>
          </table:table-cell>
          <table:table-cell table:style-name="t14.B7" office:value-type="string">
            <text:p text:style-name="P21">$14-14</text:p>
          </table:table-cell>
          <table:table-cell table:style-name="t14.B7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ext:soft-page-break/>
        <table:table-row>
          <table:table-cell table:style-name="t15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46"><draw:frame draw:style-name="fr2" draw:name="Объект98" text:anchor-type="as-char" svg:width="0.2693in" style:rel-width="scale" svg:height="0.2098in" style:rel-height="scale" draw:z-index="133"><draw:object xlink:href="./Object 120" xlink:type="simple" xlink:show="embed" xlink:actuate="onLoad"/><draw:image xlink:href="./ObjectReplacements/Object 120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5.B2" office:value-type="string">
            <text:p text:style-name="P46">№ ист.</text:p>
          </table:table-cell>
          <table:table-cell table:style-name="t15.B2" table:number-columns-spanned="3" office:value-type="string">
            <text:p text:style-name="P46"><draw:frame draw:style-name="fr2" draw:name="Объект99" text:anchor-type="as-char" svg:width="0.2071in" style:rel-width="scale" svg:height="0.2098in" style:rel-height="scale" draw:z-index="134"><draw:object xlink:href="./Object 121" xlink:type="simple" xlink:show="embed" xlink:actuate="onLoad"/><draw:image xlink:href="./ObjectReplacements/Object 121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5.B2" office:value-type="string">
            <text:p text:style-name="P46"><draw:frame draw:style-name="fr2" draw:name="Объект100" text:anchor-type="as-char" svg:width="0.2071in" style:rel-width="scale" svg:height="0.2098in" style:rel-height="scale" draw:z-index="135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5.B2" office:value-type="string">
            <text:p text:style-name="P53"><text:span text:style-name="Основной_20_шрифт_20_абзаца"><text:span text:style-name="T94"><draw:frame draw:style-name="fr2" draw:name="Объект101" text:anchor-type="as-char" svg:width="0.3555in" style:rel-width="scale" svg:height="0.2098in" style:rel-height="scale" draw:z-index="136"><draw:object xlink:href="./Object 123" xlink:type="simple" xlink:show="embed" xlink:actuate="onLoad"/><draw:image xlink:href="./ObjectReplacements/Object 12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5.B2" office:value-type="string">
            <text:p text:style-name="P53"><text:span text:style-name="Основной_20_шрифт_20_абзаца"><text:span text:style-name="T94"><draw:frame draw:style-name="fr2" draw:name="Объект102" text:anchor-type="as-char" svg:width="0.3728in" style:rel-width="scale" svg:height="0.2098in" style:rel-height="scale" draw:z-index="137"><draw:object xlink:href="./Object 124" xlink:type="simple" xlink:show="embed" xlink:actuate="onLoad"/><draw:image xlink:href="./ObjectReplacements/Object 12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5.I2" office:value-type="string">
            <text:p text:style-name="P53"><text:span text:style-name="Основной_20_шрифт_20_абзаца"><text:span text:style-name="T94"><draw:frame draw:style-name="fr2" draw:name="Объект103" text:anchor-type="as-char" svg:width="0.3799in" style:rel-width="scale" svg:height="0.2098in" style:rel-height="scale" draw:z-index="138"><draw:object xlink:href="./Object 125" xlink:type="simple" xlink:show="embed" xlink:actuate="onLoad"/><draw:image xlink:href="./ObjectReplacements/Object 12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5.A3" office:value-type="string">
            <text:p text:style-name="P21">$15-<text:span text:style-name="T4">9</text:span>0</text:p>
          </table:table-cell>
          <table:table-cell table:style-name="t15.B3" office:value-type="string">
            <text:p text:style-name="P21">$15-30</text:p>
          </table:table-cell>
          <table:table-cell table:style-name="t15.B3" office:value-type="string">
            <text:p text:style-name="P21">$15-60</text:p>
          </table:table-cell>
          <table:table-cell table:style-name="t15.B3" office:value-type="string">
            <text:p text:style-name="P21">$15-70</text:p>
          </table:table-cell>
          <table:table-cell table:style-name="t15.B3" office:value-type="string">
            <text:p text:style-name="P21">$15-80</text:p>
          </table:table-cell>
          <table:table-cell table:style-name="t15.B3" office:value-type="string">
            <text:p text:style-name="P21">$15-00</text:p>
          </table:table-cell>
          <table:table-cell table:style-name="t15.B3" office:value-type="string">
            <text:p text:style-name="P21">$15-10</text:p>
          </table:table-cell>
          <table:table-cell table:style-name="t15.B3" office:value-type="string">
            <text:p text:style-name="P21">$15-20</text:p>
          </table:table-cell>
          <table:table-cell table:style-name="t15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15.A3" office:value-type="string">
            <text:p text:style-name="P22">$15-91</text:p>
          </table:table-cell>
          <table:table-cell table:style-name="t15.B3" office:value-type="string">
            <text:p text:style-name="P21">$15-31</text:p>
          </table:table-cell>
          <table:table-cell table:style-name="t15.B3" office:value-type="string">
            <text:p text:style-name="P21">$15-61</text:p>
          </table:table-cell>
          <table:table-cell table:style-name="t15.B3" office:value-type="string">
            <text:p text:style-name="P21">$15-71</text:p>
          </table:table-cell>
          <table:table-cell table:style-name="t15.B3" office:value-type="string">
            <text:p text:style-name="P21">$15-81</text:p>
          </table:table-cell>
          <table:table-cell table:style-name="t15.B3" office:value-type="string">
            <text:p text:style-name="P21">$15-01</text:p>
          </table:table-cell>
          <table:table-cell table:style-name="t15.B3" office:value-type="string">
            <text:p text:style-name="P21">$15-11</text:p>
          </table:table-cell>
          <table:table-cell table:style-name="t15.B3" office:value-type="string">
            <text:p text:style-name="P21">$15-21</text:p>
          </table:table-cell>
          <table:covered-table-cell/>
        </table:table-row>
        <table:table-row>
          <table:table-cell table:style-name="t15.A3" office:value-type="string">
            <text:p text:style-name="P22">$15-92</text:p>
          </table:table-cell>
          <table:table-cell table:style-name="t15.B3" office:value-type="string">
            <text:p text:style-name="P21">$15-32</text:p>
          </table:table-cell>
          <table:table-cell table:style-name="t15.B3" office:value-type="string">
            <text:p text:style-name="P21">$15-62</text:p>
          </table:table-cell>
          <table:table-cell table:style-name="t15.B3" office:value-type="string">
            <text:p text:style-name="P21">$15-72</text:p>
          </table:table-cell>
          <table:table-cell table:style-name="t15.B3" office:value-type="string">
            <text:p text:style-name="P21">$15-82</text:p>
          </table:table-cell>
          <table:table-cell table:style-name="t15.B3" office:value-type="string">
            <text:p text:style-name="P21">$15-02</text:p>
          </table:table-cell>
          <table:table-cell table:style-name="t15.B3" office:value-type="string">
            <text:p text:style-name="P21">$15-12</text:p>
          </table:table-cell>
          <table:table-cell table:style-name="t15.B3" office:value-type="string">
            <text:p text:style-name="P21">$15-22</text:p>
          </table:table-cell>
          <table:covered-table-cell/>
        </table:table-row>
        <table:table-row>
          <table:table-cell table:style-name="t15.A3" office:value-type="string">
            <text:p text:style-name="P22">$15-93</text:p>
          </table:table-cell>
          <table:table-cell table:style-name="t15.B3" office:value-type="string">
            <text:p text:style-name="P21">$15-33</text:p>
          </table:table-cell>
          <table:table-cell table:style-name="t15.B3" office:value-type="string">
            <text:p text:style-name="P21">$15-63</text:p>
          </table:table-cell>
          <table:table-cell table:style-name="t15.B3" office:value-type="string">
            <text:p text:style-name="P21">$15-73</text:p>
          </table:table-cell>
          <table:table-cell table:style-name="t15.B3" office:value-type="string">
            <text:p text:style-name="P21">$15-83</text:p>
          </table:table-cell>
          <table:table-cell table:style-name="t15.B3" office:value-type="string">
            <text:p text:style-name="P21">$15-03</text:p>
          </table:table-cell>
          <table:table-cell table:style-name="t15.B3" office:value-type="string">
            <text:p text:style-name="P21">$15-13</text:p>
          </table:table-cell>
          <table:table-cell table:style-name="t15.B3" office:value-type="string">
            <text:p text:style-name="P21">$15-23</text:p>
          </table:table-cell>
          <table:covered-table-cell/>
        </table:table-row>
        <table:table-row>
          <table:table-cell table:style-name="t15.A7" office:value-type="string">
            <text:p text:style-name="P22">$15-94</text:p>
          </table:table-cell>
          <table:table-cell table:style-name="t15.B7" office:value-type="string">
            <text:p text:style-name="P21">$15-34</text:p>
          </table:table-cell>
          <table:table-cell table:style-name="t15.B7" office:value-type="string">
            <text:p text:style-name="P21">$15-64</text:p>
          </table:table-cell>
          <table:table-cell table:style-name="t15.B7" office:value-type="string">
            <text:p text:style-name="P21">$15-74</text:p>
          </table:table-cell>
          <table:table-cell table:style-name="t15.B7" office:value-type="string">
            <text:p text:style-name="P21">$15-84</text:p>
          </table:table-cell>
          <table:table-cell table:style-name="t15.B7" office:value-type="string">
            <text:p text:style-name="P21">$15-04</text:p>
          </table:table-cell>
          <table:table-cell table:style-name="t15.B7" office:value-type="string">
            <text:p text:style-name="P21">$15-14</text:p>
          </table:table-cell>
          <table:table-cell table:style-name="t15.B7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46"><draw:frame draw:style-name="fr2" draw:name="Объект104" text:anchor-type="as-char" svg:width="0.2693in" style:rel-width="scale" svg:height="0.2098in" style:rel-height="scale" draw:z-index="145"><draw:object xlink:href="./Object 126" xlink:type="simple" xlink:show="embed" xlink:actuate="onLoad"/><draw:image xlink:href="./ObjectReplacements/Object 126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6.B2" office:value-type="string">
            <text:p text:style-name="P46">№ ист.</text:p>
          </table:table-cell>
          <table:table-cell table:style-name="t26.B2" table:number-columns-spanned="3" office:value-type="string">
            <text:p text:style-name="P46"><draw:frame draw:style-name="fr2" draw:name="Объект105" text:anchor-type="as-char" svg:width="0.2071in" style:rel-width="scale" svg:height="0.2098in" style:rel-height="scale" draw:z-index="146"><draw:object xlink:href="./Object 127" xlink:type="simple" xlink:show="embed" xlink:actuate="onLoad"/><draw:image xlink:href="./ObjectReplacements/Object 127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6.B2" office:value-type="string">
            <text:p text:style-name="P46"><draw:frame draw:style-name="fr2" draw:name="Объект106" text:anchor-type="as-char" svg:width="0.2071in" style:rel-width="scale" svg:height="0.2098in" style:rel-height="scale" draw:z-index="147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6.B2" office:value-type="string">
            <text:p text:style-name="P53"><text:span text:style-name="Основной_20_шрифт_20_абзаца"><text:span text:style-name="T94"><draw:frame draw:style-name="fr2" draw:name="Объект107" text:anchor-type="as-char" svg:width="0.3555in" style:rel-width="scale" svg:height="0.2098in" style:rel-height="scale" draw:z-index="148"><draw:object xlink:href="./Object 129" xlink:type="simple" xlink:show="embed" xlink:actuate="onLoad"/><draw:image xlink:href="./ObjectReplacements/Object 12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6.B2" office:value-type="string">
            <text:p text:style-name="P53"><text:span text:style-name="Основной_20_шрифт_20_абзаца"><text:span text:style-name="T94"><draw:frame draw:style-name="fr2" draw:name="Объект108" text:anchor-type="as-char" svg:width="0.3728in" style:rel-width="scale" svg:height="0.2098in" style:rel-height="scale" draw:z-index="149"><draw:object xlink:href="./Object 130" xlink:type="simple" xlink:show="embed" xlink:actuate="onLoad"/><draw:image xlink:href="./ObjectReplacements/Object 130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6.I2" office:value-type="string">
            <text:p text:style-name="P53"><text:span text:style-name="Основной_20_шрифт_20_абзаца"><text:span text:style-name="T94"><draw:frame draw:style-name="fr2" draw:name="Объект109" text:anchor-type="as-char" svg:width="0.3799in" style:rel-width="scale" svg:height="0.2098in" style:rel-height="scale" draw:z-index="150"><draw:object xlink:href="./Object 131" xlink:type="simple" xlink:show="embed" xlink:actuate="onLoad"/><draw:image xlink:href="./ObjectReplacements/Object 13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6.A3" office:value-type="string">
            <text:p text:style-name="P21">$26-<text:span text:style-name="T4">9</text:span>0</text:p>
          </table:table-cell>
          <table:table-cell table:style-name="t26.B3" office:value-type="string">
            <text:p text:style-name="P21">$<text:span text:style-name="T4">26</text:span>-30</text:p>
          </table:table-cell>
          <table:table-cell table:style-name="t26.B3" office:value-type="string">
            <text:p text:style-name="P21">$26-60</text:p>
          </table:table-cell>
          <table:table-cell table:style-name="t26.B3" office:value-type="string">
            <text:p text:style-name="P21">$26-70</text:p>
          </table:table-cell>
          <table:table-cell table:style-name="t26.B3" office:value-type="string">
            <text:p text:style-name="P21">$26-80</text:p>
          </table:table-cell>
          <table:table-cell table:style-name="t26.B3" office:value-type="string">
            <text:p text:style-name="P21">$26-00</text:p>
          </table:table-cell>
          <table:table-cell table:style-name="t26.B3" office:value-type="string">
            <text:p text:style-name="P21">$26-10</text:p>
          </table:table-cell>
          <table:table-cell table:style-name="t26.B3" office:value-type="string">
            <text:p text:style-name="P21">$26-20</text:p>
          </table:table-cell>
          <table:table-cell table:style-name="t26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26.A3" office:value-type="string">
            <text:p text:style-name="P22">$26-91</text:p>
          </table:table-cell>
          <table:table-cell table:style-name="t26.B3" office:value-type="string">
            <text:p text:style-name="P22">$26-31</text:p>
          </table:table-cell>
          <table:table-cell table:style-name="t26.B3" office:value-type="string">
            <text:p text:style-name="P21">$26-61</text:p>
          </table:table-cell>
          <table:table-cell table:style-name="t26.B3" office:value-type="string">
            <text:p text:style-name="P21">$26-71</text:p>
          </table:table-cell>
          <table:table-cell table:style-name="t26.B3" office:value-type="string">
            <text:p text:style-name="P21">$26-81</text:p>
          </table:table-cell>
          <table:table-cell table:style-name="t26.B3" office:value-type="string">
            <text:p text:style-name="P21">$26-01</text:p>
          </table:table-cell>
          <table:table-cell table:style-name="t26.B3" office:value-type="string">
            <text:p text:style-name="P21">$26-11</text:p>
          </table:table-cell>
          <table:table-cell table:style-name="t26.B3" office:value-type="string">
            <text:p text:style-name="P21">$26-21</text:p>
          </table:table-cell>
          <table:covered-table-cell/>
        </table:table-row>
        <table:table-row>
          <table:table-cell table:style-name="t26.A3" office:value-type="string">
            <text:p text:style-name="P22">$26-92</text:p>
          </table:table-cell>
          <table:table-cell table:style-name="t26.B3" office:value-type="string">
            <text:p text:style-name="P22">$26-32</text:p>
          </table:table-cell>
          <table:table-cell table:style-name="t26.B3" office:value-type="string">
            <text:p text:style-name="P21">$26-62</text:p>
          </table:table-cell>
          <table:table-cell table:style-name="t26.B3" office:value-type="string">
            <text:p text:style-name="P21">$26-72</text:p>
          </table:table-cell>
          <table:table-cell table:style-name="t26.B3" office:value-type="string">
            <text:p text:style-name="P21">$26-82</text:p>
          </table:table-cell>
          <table:table-cell table:style-name="t26.B3" office:value-type="string">
            <text:p text:style-name="P21">$26-02</text:p>
          </table:table-cell>
          <table:table-cell table:style-name="t26.B3" office:value-type="string">
            <text:p text:style-name="P21">$26-12</text:p>
          </table:table-cell>
          <table:table-cell table:style-name="t26.B3" office:value-type="string">
            <text:p text:style-name="P21">$26-22</text:p>
          </table:table-cell>
          <table:covered-table-cell/>
        </table:table-row>
        <table:table-row>
          <table:table-cell table:style-name="t26.A3" office:value-type="string">
            <text:p text:style-name="P22">$26-93</text:p>
          </table:table-cell>
          <table:table-cell table:style-name="t26.B3" office:value-type="string">
            <text:p text:style-name="P22">$26-33</text:p>
          </table:table-cell>
          <table:table-cell table:style-name="t26.B3" office:value-type="string">
            <text:p text:style-name="P21">$26-63</text:p>
          </table:table-cell>
          <table:table-cell table:style-name="t26.B3" office:value-type="string">
            <text:p text:style-name="P21">$26-73</text:p>
          </table:table-cell>
          <table:table-cell table:style-name="t26.B3" office:value-type="string">
            <text:p text:style-name="P21">$26-83</text:p>
          </table:table-cell>
          <table:table-cell table:style-name="t26.B3" office:value-type="string">
            <text:p text:style-name="P21">$26-03</text:p>
          </table:table-cell>
          <table:table-cell table:style-name="t26.B3" office:value-type="string">
            <text:p text:style-name="P21">$26-13</text:p>
          </table:table-cell>
          <table:table-cell table:style-name="t26.B3" office:value-type="string">
            <text:p text:style-name="P21">$26-23</text:p>
          </table:table-cell>
          <table:covered-table-cell/>
        </table:table-row>
        <table:table-row>
          <table:table-cell table:style-name="t26.A7" office:value-type="string">
            <text:p text:style-name="P22">$26-94</text:p>
          </table:table-cell>
          <table:table-cell table:style-name="t26.B7" office:value-type="string">
            <text:p text:style-name="P22">$26-34</text:p>
          </table:table-cell>
          <table:table-cell table:style-name="t26.B7" office:value-type="string">
            <text:p text:style-name="P21">$26-64</text:p>
          </table:table-cell>
          <table:table-cell table:style-name="t26.B7" office:value-type="string">
            <text:p text:style-name="P21">$26-74</text:p>
          </table:table-cell>
          <table:table-cell table:style-name="t26.B7" office:value-type="string">
            <text:p text:style-name="P21">$26-84</text:p>
          </table:table-cell>
          <table:table-cell table:style-name="t26.B7" office:value-type="string">
            <text:p text:style-name="P21">$26-04</text:p>
          </table:table-cell>
          <table:table-cell table:style-name="t26.B7" office:value-type="string">
            <text:p text:style-name="P21">$26-14</text:p>
          </table:table-cell>
          <table:table-cell table:style-name="t26.B7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</text:span><text:span text:style-name="T10"> </text:span><text:span text:style-name="T103">γ-</text:span><text:span text:style-name="T10">и</text:span><text:span text:style-name="T9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4"><draw:frame draw:style-name="fr1" draw:name="Объект128" text:anchor-type="as-char" svg:y="-0.172in" svg:width="0.6346in" style:rel-width="scale" svg:height="0.2327in" style:rel-height="scale" draw:z-index="151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19.B2" office:value-type="string">
            <text:p text:style-name="P46">№ ист.</text:p>
          </table:table-cell>
          <table:table-cell table:style-name="t1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9.B2" table:number-columns-spanned="3" office:value-type="string">
            <text:p text:style-name="P34">Показания прибора, <text:s text:c="6"/><draw:frame draw:style-name="fr2" draw:name="Объект129" text:anchor-type="as-char" svg:width="0.5909in" style:rel-width="scale" svg:height="0.2335in" style:rel-height="scale" draw:z-index="152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covered-table-cell/>
          <table:covered-table-cell/>
          <table:table-cell table:style-name="t19.B2" office:value-type="string">
            <text:p text:style-name="P34"><draw:frame draw:style-name="fr2" draw:name="Объект130" text:anchor-type="as-char" svg:width="0.5909in" style:rel-width="scale" svg:height="0.2354in" style:rel-height="scale" draw:z-index="153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t19.B2" office:value-type="string">
            <text:p text:style-name="P53"><text:span text:style-name="Основной_20_шрифт_20_абзаца"><text:span text:style-name="T94"><draw:frame draw:style-name="fr2" draw:name="Объект131" text:anchor-type="as-char" svg:width="0.3555in" style:rel-width="scale" svg:height="0.2091in" style:rel-height="scale" draw:z-index="154"><draw:object xlink:href="./Object 135" xlink:type="simple" xlink:show="embed" xlink:actuate="onLoad"/><draw:image xlink:href="./ObjectReplacements/Object 13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9.B2" office:value-type="string">
            <text:p text:style-name="P53"><text:span text:style-name="Основной_20_шрифт_20_абзаца"><text:span text:style-name="T94"><draw:frame draw:style-name="fr2" draw:name="Объект132" text:anchor-type="as-char" svg:width="0.3728in" style:rel-width="scale" svg:height="0.2091in" style:rel-height="scale" draw:z-index="155"><draw:object xlink:href="./Object 136" xlink:type="simple" xlink:show="embed" xlink:actuate="onLoad"/><draw:image xlink:href="./ObjectReplacements/Object 136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9.J2" office:value-type="string">
            <text:p text:style-name="P53"><text:span text:style-name="Основной_20_шрифт_20_абзаца"><text:span text:style-name="T94"><draw:frame draw:style-name="fr2" draw:name="Объект133" text:anchor-type="as-char" svg:width="0.3799in" style:rel-width="scale" svg:height="0.2091in" style:rel-height="scale" draw:z-index="156"><draw:object xlink:href="./Object 137" xlink:type="simple" xlink:show="embed" xlink:actuate="onLoad"/><draw:image xlink:href="./ObjectReplacements/Object 13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able:table-row>
          <table:table-cell table:style-name="t20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α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46"><draw:frame draw:style-name="fr2" draw:name="Объект146" text:anchor-type="as-char" svg:width="0.2693in" style:rel-width="scale" svg:height="0.2098in" style:rel-height="scale" draw:z-index="163"><draw:object xlink:href="./Object 138" xlink:type="simple" xlink:show="embed" xlink:actuate="onLoad"/><draw:image xlink:href="./ObjectReplacements/Object 138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0.B2" office:value-type="string">
            <text:p text:style-name="P46">№ ист.</text:p>
          </table:table-cell>
          <table:table-cell table:style-name="t20.B2" table:number-columns-spanned="3" office:value-type="string">
            <text:p text:style-name="P46"><draw:frame draw:style-name="fr2" draw:name="Объект147" text:anchor-type="as-char" svg:width="0.2071in" style:rel-width="scale" svg:height="0.2098in" style:rel-height="scale" draw:z-index="164"><draw:object xlink:href="./Object 139" xlink:type="simple" xlink:show="embed" xlink:actuate="onLoad"/><draw:image xlink:href="./ObjectReplacements/Object 139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0.B2" office:value-type="string">
            <text:p text:style-name="P46"><draw:frame draw:style-name="fr2" draw:name="Объект148" text:anchor-type="as-char" svg:width="0.2071in" style:rel-width="scale" svg:height="0.2098in" style:rel-height="scale" draw:z-index="165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0.B2" office:value-type="string">
            <text:p text:style-name="P53"><text:span text:style-name="Основной_20_шрифт_20_абзаца"><text:span text:style-name="T94"><draw:frame draw:style-name="fr2" draw:name="Объект149" text:anchor-type="as-char" svg:width="0.3555in" style:rel-width="scale" svg:height="0.2098in" style:rel-height="scale" draw:z-index="166"><draw:object xlink:href="./Object 141" xlink:type="simple" xlink:show="embed" xlink:actuate="onLoad"/><draw:image xlink:href="./ObjectReplacements/Object 14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0.B2" office:value-type="string">
            <text:p text:style-name="P53"><text:span text:style-name="Основной_20_шрифт_20_абзаца"><text:span text:style-name="T94"><draw:frame draw:style-name="fr2" draw:name="Объект150" text:anchor-type="as-char" svg:width="0.3728in" style:rel-width="scale" svg:height="0.2098in" style:rel-height="scale" draw:z-index="167"><draw:object xlink:href="./Object 142" xlink:type="simple" xlink:show="embed" xlink:actuate="onLoad"/><draw:image xlink:href="./ObjectReplacements/Object 142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0.I2" office:value-type="string">
            <text:p text:style-name="P53"><text:span text:style-name="Основной_20_шрифт_20_абзаца"><text:span text:style-name="T94"><draw:frame draw:style-name="fr2" draw:name="Объект151" text:anchor-type="as-char" svg:width="0.3799in" style:rel-width="scale" svg:height="0.2098in" style:rel-height="scale" draw:z-index="168"><draw:object xlink:href="./Object 143" xlink:type="simple" xlink:show="embed" xlink:actuate="onLoad"/><draw:image xlink:href="./ObjectReplacements/Object 14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0.A3" office:value-type="string">
            <text:p text:style-name="P22">$20-90</text:p>
          </table:table-cell>
          <table:table-cell table:style-name="t20.B3" office:value-type="string">
            <text:p text:style-name="P23">$20-30</text:p>
          </table:table-cell>
          <table:table-cell table:style-name="t20.B3" office:value-type="string">
            <text:p text:style-name="P21">$20-60</text:p>
          </table:table-cell>
          <table:table-cell table:style-name="t20.B3" office:value-type="string">
            <text:p text:style-name="P21">$20-70</text:p>
          </table:table-cell>
          <table:table-cell table:style-name="t20.B3" office:value-type="string">
            <text:p text:style-name="P21">$20-80</text:p>
          </table:table-cell>
          <table:table-cell table:style-name="t20.B3" office:value-type="string">
            <text:p text:style-name="P21">$20-00</text:p>
          </table:table-cell>
          <table:table-cell table:style-name="t20.B3" office:value-type="string">
            <text:p text:style-name="P21">$20-10</text:p>
          </table:table-cell>
          <table:table-cell table:style-name="t20.B3" office:value-type="string">
            <text:p text:style-name="P21">$20-20</text:p>
          </table:table-cell>
          <table:table-cell table:style-name="t20.I3" table:number-rows-spanned="5" office:value-type="string">
            <text:p text:style-name="P20">±<text:span text:style-name="T4">20</text:span></text:p>
          </table:table-cell>
        </table:table-row>
        <table:table-row>
          <table:table-cell table:style-name="t20.A3" office:value-type="string">
            <text:p text:style-name="P22">$20-91</text:p>
          </table:table-cell>
          <table:table-cell table:style-name="t20.B3" office:value-type="string">
            <text:p text:style-name="P23">$20-31</text:p>
          </table:table-cell>
          <table:table-cell table:style-name="t20.B3" office:value-type="string">
            <text:p text:style-name="P21">$20-61</text:p>
          </table:table-cell>
          <table:table-cell table:style-name="t20.B3" office:value-type="string">
            <text:p text:style-name="P21">$20-71</text:p>
          </table:table-cell>
          <table:table-cell table:style-name="t20.B3" office:value-type="string">
            <text:p text:style-name="P21">$20-81</text:p>
          </table:table-cell>
          <table:table-cell table:style-name="t20.B3" office:value-type="string">
            <text:p text:style-name="P21">$20-01</text:p>
          </table:table-cell>
          <table:table-cell table:style-name="t20.B3" office:value-type="string">
            <text:p text:style-name="P21">$20-11</text:p>
          </table:table-cell>
          <table:table-cell table:style-name="t20.B3" office:value-type="string">
            <text:p text:style-name="P21">$20-21</text:p>
          </table:table-cell>
          <table:covered-table-cell/>
        </table:table-row>
        <table:table-row>
          <table:table-cell table:style-name="t20.A3" office:value-type="string">
            <text:p text:style-name="P22">$20-92</text:p>
          </table:table-cell>
          <table:table-cell table:style-name="t20.B3" office:value-type="string">
            <text:p text:style-name="P23">$20-32</text:p>
          </table:table-cell>
          <table:table-cell table:style-name="t20.B3" office:value-type="string">
            <text:p text:style-name="P21">$20-62</text:p>
          </table:table-cell>
          <table:table-cell table:style-name="t20.B3" office:value-type="string">
            <text:p text:style-name="P21">$20-72</text:p>
          </table:table-cell>
          <table:table-cell table:style-name="t20.B3" office:value-type="string">
            <text:p text:style-name="P21">$20-82</text:p>
          </table:table-cell>
          <table:table-cell table:style-name="t20.B3" office:value-type="string">
            <text:p text:style-name="P21">$20-02</text:p>
          </table:table-cell>
          <table:table-cell table:style-name="t20.B3" office:value-type="string">
            <text:p text:style-name="P21">$20-12</text:p>
          </table:table-cell>
          <table:table-cell table:style-name="t20.B3" office:value-type="string">
            <text:p text:style-name="P21">$20-22</text:p>
          </table:table-cell>
          <table:covered-table-cell/>
        </table:table-row>
        <table:table-row>
          <table:table-cell table:style-name="t20.A3" office:value-type="string">
            <text:p text:style-name="P22">$20-93</text:p>
          </table:table-cell>
          <table:table-cell table:style-name="t20.B3" office:value-type="string">
            <text:p text:style-name="P23">$20-33</text:p>
          </table:table-cell>
          <table:table-cell table:style-name="t20.B3" office:value-type="string">
            <text:p text:style-name="P21">$20-63</text:p>
          </table:table-cell>
          <table:table-cell table:style-name="t20.B3" office:value-type="string">
            <text:p text:style-name="P21">$20-73</text:p>
          </table:table-cell>
          <table:table-cell table:style-name="t20.B3" office:value-type="string">
            <text:p text:style-name="P21">$20-83</text:p>
          </table:table-cell>
          <table:table-cell table:style-name="t20.B3" office:value-type="string">
            <text:p text:style-name="P21">$20-03</text:p>
          </table:table-cell>
          <table:table-cell table:style-name="t20.B3" office:value-type="string">
            <text:p text:style-name="P21">$20-13</text:p>
          </table:table-cell>
          <table:table-cell table:style-name="t20.B3" office:value-type="string">
            <text:p text:style-name="P21">$20-23</text:p>
          </table:table-cell>
          <table:covered-table-cell/>
        </table:table-row>
        <table:table-row>
          <table:table-cell table:style-name="t20.A7" office:value-type="string">
            <text:p text:style-name="P22">$20-94</text:p>
          </table:table-cell>
          <table:table-cell table:style-name="t20.B7" office:value-type="string">
            <text:p text:style-name="P23">$20-34</text:p>
          </table:table-cell>
          <table:table-cell table:style-name="t20.B7" office:value-type="string">
            <text:p text:style-name="P21">$20-64</text:p>
          </table:table-cell>
          <table:table-cell table:style-name="t20.B7" office:value-type="string">
            <text:p text:style-name="P21">$20-74</text:p>
          </table:table-cell>
          <table:table-cell table:style-name="t20.B7" office:value-type="string">
            <text:p text:style-name="P21">$20-84</text:p>
          </table:table-cell>
          <table:table-cell table:style-name="t20.B7" office:value-type="string">
            <text:p text:style-name="P21">$20-04</text:p>
          </table:table-cell>
          <table:table-cell table:style-name="t20.B7" office:value-type="string">
            <text:p text:style-name="P21">$20-14</text:p>
          </table:table-cell>
          <table:table-cell table:style-name="t20.B7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46"><draw:frame draw:style-name="fr2" draw:name="Объект140" text:anchor-type="as-char" svg:width="0.2693in" style:rel-width="scale" svg:height="0.2098in" style:rel-height="scale" draw:z-index="173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1.B2" office:value-type="string">
            <text:p text:style-name="P46">№ ист.</text:p>
          </table:table-cell>
          <table:table-cell table:style-name="t21.B2" table:number-columns-spanned="3" office:value-type="string">
            <text:p text:style-name="P46"><draw:frame draw:style-name="fr2" draw:name="Объект141" text:anchor-type="as-char" svg:width="0.2071in" style:rel-width="scale" svg:height="0.2098in" style:rel-height="scale" draw:z-index="174"><draw:object xlink:href="./Object 145" xlink:type="simple" xlink:show="embed" xlink:actuate="onLoad"/><draw:image xlink:href="./ObjectReplacements/Object 14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1.B2" office:value-type="string">
            <text:p text:style-name="P46"><draw:frame draw:style-name="fr2" draw:name="Объект142" text:anchor-type="as-char" svg:width="0.2071in" style:rel-width="scale" svg:height="0.2098in" style:rel-height="scale" draw:z-index="175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1.B2" office:value-type="string">
            <text:p text:style-name="P53"><text:span text:style-name="Основной_20_шрифт_20_абзаца"><text:span text:style-name="T94"><draw:frame draw:style-name="fr2" draw:name="Объект143" text:anchor-type="as-char" svg:width="0.3555in" style:rel-width="scale" svg:height="0.2098in" style:rel-height="scale" draw:z-index="176"><draw:object xlink:href="./Object 147" xlink:type="simple" xlink:show="embed" xlink:actuate="onLoad"/><draw:image xlink:href="./ObjectReplacements/Object 14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1.B2" office:value-type="string">
            <text:p text:style-name="P53"><text:span text:style-name="Основной_20_шрифт_20_абзаца"><text:span text:style-name="T94"><draw:frame draw:style-name="fr2" draw:name="Объект144" text:anchor-type="as-char" svg:width="0.3728in" style:rel-width="scale" svg:height="0.2098in" style:rel-height="scale" draw:z-index="177"><draw:object xlink:href="./Object 148" xlink:type="simple" xlink:show="embed" xlink:actuate="onLoad"/><draw:image xlink:href="./ObjectReplacements/Object 14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1.I2" office:value-type="string">
            <text:p text:style-name="P53"><text:span text:style-name="Основной_20_шрифт_20_абзаца"><text:span text:style-name="T94"><draw:frame draw:style-name="fr2" draw:name="Объект145" text:anchor-type="as-char" svg:width="0.3799in" style:rel-width="scale" svg:height="0.2098in" style:rel-height="scale" draw:z-index="178"><draw:object xlink:href="./Object 149" xlink:type="simple" xlink:show="embed" xlink:actuate="onLoad"/><draw:image xlink:href="./ObjectReplacements/Object 14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1.A3" office:value-type="string">
            <text:p text:style-name="P21">$21-<text:span text:style-name="T4">9</text:span>0</text:p>
          </table:table-cell>
          <table:table-cell table:style-name="t21.B3" office:value-type="string">
            <text:p text:style-name="P21">$21-30</text:p>
          </table:table-cell>
          <table:table-cell table:style-name="t21.B3" office:value-type="string">
            <text:p text:style-name="P21">$21-60</text:p>
          </table:table-cell>
          <table:table-cell table:style-name="t21.B3" office:value-type="string">
            <text:p text:style-name="P21">$21-70</text:p>
          </table:table-cell>
          <table:table-cell table:style-name="t21.B3" office:value-type="string">
            <text:p text:style-name="P21">$21-80</text:p>
          </table:table-cell>
          <table:table-cell table:style-name="t21.B3" office:value-type="string">
            <text:p text:style-name="P21">$21-00</text:p>
          </table:table-cell>
          <table:table-cell table:style-name="t21.B3" office:value-type="string">
            <text:p text:style-name="P21">$21-10</text:p>
          </table:table-cell>
          <table:table-cell table:style-name="t21.B3" office:value-type="string">
            <text:p text:style-name="P21">$21-20</text:p>
          </table:table-cell>
          <table:table-cell table:style-name="t21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21.A3" office:value-type="string">
            <text:p text:style-name="P22">$21-91</text:p>
          </table:table-cell>
          <table:table-cell table:style-name="t21.B3" office:value-type="string">
            <text:p text:style-name="P21">$21-31</text:p>
          </table:table-cell>
          <table:table-cell table:style-name="t21.B3" office:value-type="string">
            <text:p text:style-name="P21">$21-61</text:p>
          </table:table-cell>
          <table:table-cell table:style-name="t21.B3" office:value-type="string">
            <text:p text:style-name="P21">$21-71</text:p>
          </table:table-cell>
          <table:table-cell table:style-name="t21.B3" office:value-type="string">
            <text:p text:style-name="P21">$21-81</text:p>
          </table:table-cell>
          <table:table-cell table:style-name="t21.B3" office:value-type="string">
            <text:p text:style-name="P21">$21-01</text:p>
          </table:table-cell>
          <table:table-cell table:style-name="t21.B3" office:value-type="string">
            <text:p text:style-name="P21">$21-11</text:p>
          </table:table-cell>
          <table:table-cell table:style-name="t21.B3" office:value-type="string">
            <text:p text:style-name="P21">$21-21</text:p>
          </table:table-cell>
          <table:covered-table-cell/>
        </table:table-row>
        <table:table-row>
          <table:table-cell table:style-name="t21.A3" office:value-type="string">
            <text:p text:style-name="P22">$21-92</text:p>
          </table:table-cell>
          <table:table-cell table:style-name="t21.B3" office:value-type="string">
            <text:p text:style-name="P21">$21-32</text:p>
          </table:table-cell>
          <table:table-cell table:style-name="t21.B3" office:value-type="string">
            <text:p text:style-name="P21">$21-62</text:p>
          </table:table-cell>
          <table:table-cell table:style-name="t21.B3" office:value-type="string">
            <text:p text:style-name="P21">$21-72</text:p>
          </table:table-cell>
          <table:table-cell table:style-name="t21.B3" office:value-type="string">
            <text:p text:style-name="P21">$21-82</text:p>
          </table:table-cell>
          <table:table-cell table:style-name="t21.B3" office:value-type="string">
            <text:p text:style-name="P21">$21-02</text:p>
          </table:table-cell>
          <table:table-cell table:style-name="t21.B3" office:value-type="string">
            <text:p text:style-name="P21">$21-12</text:p>
          </table:table-cell>
          <table:table-cell table:style-name="t21.B3" office:value-type="string">
            <text:p text:style-name="P21">$21-22</text:p>
          </table:table-cell>
          <table:covered-table-cell/>
        </table:table-row>
        <table:table-row>
          <table:table-cell table:style-name="t21.A3" office:value-type="string">
            <text:p text:style-name="P22">$21-93</text:p>
          </table:table-cell>
          <table:table-cell table:style-name="t21.B3" office:value-type="string">
            <text:p text:style-name="P21">$21-33</text:p>
          </table:table-cell>
          <table:table-cell table:style-name="t21.B3" office:value-type="string">
            <text:p text:style-name="P21">$21-63</text:p>
          </table:table-cell>
          <table:table-cell table:style-name="t21.B3" office:value-type="string">
            <text:p text:style-name="P21">$21-73</text:p>
          </table:table-cell>
          <table:table-cell table:style-name="t21.B3" office:value-type="string">
            <text:p text:style-name="P21">$21-83</text:p>
          </table:table-cell>
          <table:table-cell table:style-name="t21.B3" office:value-type="string">
            <text:p text:style-name="P21">$21-03</text:p>
          </table:table-cell>
          <table:table-cell table:style-name="t21.B3" office:value-type="string">
            <text:p text:style-name="P21">$21-13</text:p>
          </table:table-cell>
          <table:table-cell table:style-name="t21.B3" office:value-type="string">
            <text:p text:style-name="P21">$21-23</text:p>
          </table:table-cell>
          <table:covered-table-cell/>
        </table:table-row>
        <table:table-row>
          <table:table-cell table:style-name="t21.A7" office:value-type="string">
            <text:p text:style-name="P22">$21-94</text:p>
          </table:table-cell>
          <table:table-cell table:style-name="t21.B7" office:value-type="string">
            <text:p text:style-name="P21">$21-34</text:p>
          </table:table-cell>
          <table:table-cell table:style-name="t21.B7" office:value-type="string">
            <text:p text:style-name="P21">$21-64</text:p>
          </table:table-cell>
          <table:table-cell table:style-name="t21.B7" office:value-type="string">
            <text:p text:style-name="P21">$21-74</text:p>
          </table:table-cell>
          <table:table-cell table:style-name="t21.B7" office:value-type="string">
            <text:p text:style-name="P21">$21-84</text:p>
          </table:table-cell>
          <table:table-cell table:style-name="t21.B7" office:value-type="string">
            <text:p text:style-name="P21">$21-04</text:p>
          </table:table-cell>
          <table:table-cell table:style-name="t21.B7" office:value-type="string">
            <text:p text:style-name="P21">$21-14</text:p>
          </table:table-cell>
          <table:table-cell table:style-name="t21.B7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ext:soft-page-break/>
        <table:table-row>
          <table:table-cell table:style-name="t22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4"><draw:frame draw:style-name="fr1" draw:name="Объект134" text:anchor-type="as-char" svg:y="-0.172in" svg:width="0.6346in" style:rel-width="scale" svg:height="0.2327in" style:rel-height="scale" draw:z-index="157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22.B2" office:value-type="string">
            <text:p text:style-name="P46">№ ист.</text:p>
          </table:table-cell>
          <table:table-cell table:style-name="t22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2.B2" table:number-columns-spanned="3" office:value-type="string">
            <text:p text:style-name="P34">Показания прибора, <text:s text:c="6"/><draw:frame draw:style-name="fr2" draw:name="Объект135" text:anchor-type="as-char" svg:width="0.5909in" style:rel-width="scale" svg:height="0.2335in" style:rel-height="scale" draw:z-index="158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159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3"><text:span text:style-name="Основной_20_шрифт_20_абзаца"><text:span text:style-name="T94"><draw:frame draw:style-name="fr2" draw:name="Объект137" text:anchor-type="as-char" svg:width="0.3555in" style:rel-width="scale" svg:height="0.2091in" style:rel-height="scale" draw:z-index="160"><draw:object xlink:href="./Object 153" xlink:type="simple" xlink:show="embed" xlink:actuate="onLoad"/><draw:image xlink:href="./ObjectReplacements/Object 15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2.B2" office:value-type="string">
            <text:p text:style-name="P53"><text:span text:style-name="Основной_20_шрифт_20_абзаца"><text:span text:style-name="T94"><draw:frame draw:style-name="fr2" draw:name="Объект138" text:anchor-type="as-char" svg:width="0.3728in" style:rel-width="scale" svg:height="0.2091in" style:rel-height="scale" draw:z-index="161"><draw:object xlink:href="./Object 154" xlink:type="simple" xlink:show="embed" xlink:actuate="onLoad"/><draw:image xlink:href="./ObjectReplacements/Object 15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2.J2" office:value-type="string">
            <text:p text:style-name="P53"><text:span text:style-name="Основной_20_шрифт_20_абзаца"><text:span text:style-name="T94"><draw:frame draw:style-name="fr2" draw:name="Объект139" text:anchor-type="as-char" svg:width="0.3799in" style:rel-width="scale" svg:height="0.2091in" style:rel-height="scale" draw:z-index="162"><draw:object xlink:href="./Object 155" xlink:type="simple" xlink:show="embed" xlink:actuate="onLoad"/><draw:image xlink:href="./ObjectReplacements/Object 15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1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f1" table:style-name="f1">
        <table:table-column table:style-name="f1.A"/>
        <table:table-row>
          <table:table-cell table:style-name="f1.A1" office:value-type="string">
            <text:p text:style-name="P45"><draw:frame draw:style-name="fr2" draw:name="Объект176" text:anchor-type="as-char" svg:width="2.2071in" style:rel-width="scale" svg:height="0.4929in" style:rel-height="scale" draw:z-index="179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95"><text:tab/></text:span></text:span><draw:frame draw:style-name="fr1" draw:name="Объект177" text:anchor-type="as-char" svg:y="-0.1902in" svg:width="1.4654in" style:rel-width="scale" svg:height="0.2508in" style:rel-height="scale" draw:z-index="180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2" table:style-name="f2">
        <table:table-column table:style-name="f2.A"/>
        <table:table-row>
          <table:table-cell table:style-name="f2.A1" office:value-type="string">
            <text:p text:style-name="P45"><text:span text:style-name="Основной_20_шрифт_20_абзаца"><draw:frame draw:style-name="fr2" draw:name="Объект178" text:anchor-type="as-char" svg:width="1.5165in" style:rel-width="scale" svg:height="0.4425in" style:rel-height="scale" draw:z-index="169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Основной_20_шрифт_20_абзаца"><text:span text:style-name="T96"><text:tab/> <text:s text:c="10"/></text:span></text:span><text:span text:style-name="Основной_20_шрифт_20_абзаца"><draw:frame draw:style-name="fr1" draw:name="17" text:anchor-type="as-char" svg:y="-0.1902in" svg:width="1.4654in" style:rel-width="scale" svg:height="0.2508in" style:rel-height="scale" draw:z-index="17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45"><text:span text:style-name="Основной_20_шрифт_20_абзаца"><draw:frame draw:style-name="fr1" draw:name="Объект179" text:anchor-type="as-char" svg:y="-0.152in" svg:width="1.239in" style:rel-width="scale" svg:height="0.2134in" style:rel-height="scale" draw:z-index="171"><draw:object xlink:href="./Object 180" xlink:type="simple" xlink:show="embed" xlink:actuate="onLoad"/><draw:image xlink:href="./ObjectReplacements/Object 180" xlink:type="simple" xlink:show="embed" xlink:actuate="onLoad"/><svg:desc>формула</svg:desc></draw:frame></text:span><text:span text:style-name="Основной_20_шрифт_20_абзаца"><text:span text:style-name="T1"> <text:s text:c="17"/></text:span></text:span><text:span text:style-name="Основной_20_шрифт_20_абзаца"><draw:frame draw:style-name="fr1" draw:name="Объект180" text:anchor-type="as-char" svg:y="-0.1752in" svg:width="1.8909in" style:rel-width="scale" svg:height="0.2354in" style:rel-height="scale" draw:z-index="172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Основной_20_шрифт_20_абзаца"><text:span text:style-name="T95"><text:tab/></text:span></text:span></text:p>
          </table:table-cell>
        </table:table-row>
      </table:table>
      <text:p text:style-name="P4"/>
      <text:p text:style-name="Обычный"><text:span text:style-name="Основной_20_шрифт_20_абзаца"><text:span text:style-name="T70">Выводы:</text:span></text:span><text:span text:style-name="Основной_20_шрифт_20_абзаца"><text:span text:style-name="T72"> </text:span></text:span><text:span text:style-name="Основной_20_шрифт_20_абзаца"><text:span text:style-name="T68"><text:tab/>Годен (не годен)</text:span></text:span></text:p>
      <text:p text:style-name="P43"/>
      <text:p text:style-name="P43">Квитанция-счёт: № 48_______;</text:p>
      <text:p text:style-name="P54"><text:span text:style-name="Основной_20_шрифт_20_абзаца"><text:span text:style-name="T68">Свидетельство (заключение о непригодности): № </text:span></text:span><text:span text:style-name="Основной_20_шрифт_20_абзаца"><text:span text:style-name="T71"><text:tab/></text:span></text:span><text:span text:style-name="Основной_20_шрифт_20_абзаца"><text:span text:style-name="T68">;</text:span></text:span></text:p>
      <text:p text:style-name="P54"><text:span text:style-name="Основной_20_шрифт_20_абзаца"><text:span text:style-name="T68">Клеймо-наклейка: № </text:span></text:span><text:span text:style-name="Основной_20_шрифт_20_абзаца"><text:span text:style-name="T71"><text:tab/></text:span></text:span><text:span text:style-name="Основной_20_шрифт_20_абзаца"><text:span text:style-name="T68">; </text:span></text:span></text:p>
      <text:p text:style-name="P43"/>
      <text:p text:style-name="P50"><text:span text:style-name="Основной_20_шрифт_20_абзаца"><text:span text:style-name="T68">Дата </text:span></text:span><text:span text:style-name="Основной_20_шрифт_20_абзаца"><text:span text:style-name="T69"><text:s text:c="30"/></text:span></text:span><text:span text:style-name="Основной_20_шрифт_20_абзаца"><text:span text:style-name="T6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3T10:52:22.02</dc:date>
    <meta:editing-duration>P3DT23H56M3S</meta:editing-duration>
    <meta:editing-cycles>400</meta:editing-cycles>
    <meta:generator>OpenOffice/4.1.6$Win32 OpenOffice.org_project/416m1$Build-9790</meta:generator>
    <meta:print-date>2020-06-30T13:14:39.23</meta:print-date>
    <meta:document-statistic meta:table-count="44" meta:image-count="0" meta:object-count="181" meta:page-count="8" meta:paragraph-count="1936" meta:word-count="2828" meta:character-count="16090"/>
  </office:meta>
</office:document-meta>
</file>

<file path=Object 1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0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0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0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0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12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1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1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1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2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8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39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0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6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8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64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8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74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76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80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18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2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3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4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4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5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6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7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0/content.xml><?xml version="1.0" encoding="utf-8"?>
<math xmlns="http://www.w3.org/1998/Math/MathML">
  <semantics>
    <mrow>
      <msub>
        <mi mathvariant="italic">Ка</mi>
        <mrow>
          <mn>0</mn>
          <mi>i</mi>
        </mrow>
      </msub>
    </mrow>
    <annotation encoding="StarMath 5.0">Ка _{0 i}
</annotation>
  </semantics>
</math>
</file>

<file path=Object 81/content.xml><?xml version="1.0" encoding="utf-8"?>
<math xmlns="http://www.w3.org/1998/Math/MathML">
  <semantics>
    <mrow>
      <msub>
        <mi mathvariant="italic">Ка</mi>
        <mi>i</mi>
      </msub>
    </mrow>
    <annotation encoding="StarMath 5.0">Ка _i</annotation>
  </semantics>
</math>
</file>

<file path=Object 82/content.xml><?xml version="1.0" encoding="utf-8"?>
<math xmlns="http://www.w3.org/1998/Math/MathML">
  <semantics>
    <mrow>
      <mover accent="true">
        <mrow>
          <msub>
            <mi mathvariant="italic">Ка</mi>
            <mi>i</mi>
          </msub>
        </mrow>
        <mo stretchy="false">̄</mo>
      </mover>
    </mrow>
    <annotation encoding="StarMath 5.0">bar {Ка _i}</annotation>
  </semantics>
</math>
</file>

<file path=Object 8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8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8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6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8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8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9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9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9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9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9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